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Courier 10 Pitch" svg:font-family="'Courier 10 Pitch'" style:font-pitch="fixed"/>
    <style:font-face style:name="Arial1" svg:font-family="Arial" style:font-family-generic="swiss" style:font-pitch="variable"/>
    <style:font-face style:name="Arial2" svg:font-family="Arial" style:font-family-generic="system" style:font-pitch="variable"/>
  </office:font-face-decls>
  <office:automatic-styles>
    <style:style style:name="Table7" style:family="table">
      <style:table-properties style:width="6.9271in" fo:margin-left="0in" fo:margin-right="-0.0021in" table:align="margins"/>
    </style:style>
    <style:style style:name="Table7.A" style:family="table-column">
      <style:table-column-properties style:column-width="1.6458in" style:rel-column-width="15570*"/>
    </style:style>
    <style:style style:name="Table7.B" style:family="table-column">
      <style:table-column-properties style:column-width="1.0521in" style:rel-column-width="9953*"/>
    </style:style>
    <style:style style:name="Table7.C" style:family="table-column">
      <style:table-column-properties style:column-width="1.1354in" style:rel-column-width="10741*"/>
    </style:style>
    <style:style style:name="Table7.D" style:family="table-column">
      <style:table-column-properties style:column-width="1.8333in" style:rel-column-width="17344*"/>
    </style:style>
    <style:style style:name="Table7.E" style:family="table-column">
      <style:table-column-properties style:column-width="1.2604in" style:rel-column-width="11927*"/>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E3"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6458in" style:rel-column-width="15570*"/>
    </style:style>
    <style:style style:name="Table8.B" style:family="table-column">
      <style:table-column-properties style:column-width="1.0417in" style:rel-column-width="9854*"/>
    </style:style>
    <style:style style:name="Table8.C" style:family="table-column">
      <style:table-column-properties style:column-width="1.1354in" style:rel-column-width="10741*"/>
    </style:style>
    <style:style style:name="Table8.D" style:family="table-column">
      <style:table-column-properties style:column-width="1.8438in" style:rel-column-width="17443*"/>
    </style:style>
    <style:style style:name="Table8.E" style:family="table-column">
      <style:table-column-properties style:column-width="1.2604in" style:rel-column-width="11927*"/>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8.E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6458in" style:rel-column-width="15570*"/>
    </style:style>
    <style:style style:name="Table9.B" style:family="table-column">
      <style:table-column-properties style:column-width="1.0521in" style:rel-column-width="9953*"/>
    </style:style>
    <style:style style:name="Table9.C" style:family="table-column">
      <style:table-column-properties style:column-width="1.1354in" style:rel-column-width="10741*"/>
    </style:style>
    <style:style style:name="Table9.D" style:family="table-column">
      <style:table-column-properties style:column-width="1.8333in" style:rel-column-width="17344*"/>
    </style:style>
    <style:style style:name="Table9.E" style:family="table-column">
      <style:table-column-properties style:column-width="1.2604in" style:rel-column-width="11927*"/>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E3" style:family="table-cell">
      <style:table-cell-properties style:vertical-align="middle" fo:padding="0.0382in" fo:border-left="0.0007in solid #000000" fo:border-right="0.0007in solid #000000" fo:border-top="none" fo:border-bottom="0.0007in solid #000000"/>
    </style:style>
    <style:style style:name="Table9.A5" style:family="table-cell">
      <style:table-cell-properties style:vertical-align="middle" fo:padding="0.0382in" fo:border-left="0.0007in solid #000000" fo:border-right="none"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6458in" style:rel-column-width="15570*"/>
    </style:style>
    <style:style style:name="Table10.B" style:family="table-column">
      <style:table-column-properties style:column-width="1.0417in" style:rel-column-width="9854*"/>
    </style:style>
    <style:style style:name="Table10.C" style:family="table-column">
      <style:table-column-properties style:column-width="1.1354in" style:rel-column-width="10741*"/>
    </style:style>
    <style:style style:name="Table10.D" style:family="table-column">
      <style:table-column-properties style:column-width="1.8438in" style:rel-column-width="17443*"/>
    </style:style>
    <style:style style:name="Table10.E" style:family="table-column">
      <style:table-column-properties style:column-width="1.2604in" style:rel-column-width="11927*"/>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E3" style:family="table-cell">
      <style:table-cell-properties style:vertical-align="middle" fo:padding="0.0382in" fo:border-left="0.0007in solid #000000" fo:border-right="0.0007in solid #000000" fo:border-top="none" fo:border-bottom="0.0007in solid #000000"/>
    </style:style>
    <style:style style:name="Table10.A5" style:family="table-cell">
      <style:table-cell-properties style:vertical-align="middle" fo:padding="0.0382in" fo:border-left="0.0007in solid #000000" fo:border-right="none"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6875in" style:rel-column-width="6504*"/>
    </style:style>
    <style:style style:name="Table11.B" style:family="table-column">
      <style:table-column-properties style:column-width="0.6354in" style:rel-column-width="6011*"/>
    </style:style>
    <style:style style:name="Table11.C" style:family="table-column">
      <style:table-column-properties style:column-width="5.6042in" style:rel-column-width="53020*"/>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0.6979in" style:rel-column-width="6602*"/>
    </style:style>
    <style:style style:name="Table15.B" style:family="table-column">
      <style:table-column-properties style:column-width="0.6458in" style:rel-column-width="6110*"/>
    </style:style>
    <style:style style:name="Table15.C" style:family="table-column">
      <style:table-column-properties style:column-width="5.5833in" style:rel-column-width="52823*"/>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6979in" style:rel-column-width="6602*"/>
    </style:style>
    <style:style style:name="Table3.B" style:family="table-column">
      <style:table-column-properties style:column-width="0.6458in" style:rel-column-width="6110*"/>
    </style:style>
    <style:style style:name="Table3.C" style:family="table-column">
      <style:table-column-properties style:column-width="5.5833in" style:rel-column-width="52823*"/>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6979in" style:rel-column-width="6602*"/>
    </style:style>
    <style:style style:name="Table2.B" style:family="table-column">
      <style:table-column-properties style:column-width="0.6458in" style:rel-column-width="6110*"/>
    </style:style>
    <style:style style:name="Table2.C" style:family="table-column">
      <style:table-column-properties style:column-width="5.5833in" style:rel-column-width="52823*"/>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6979in" style:rel-column-width="6602*"/>
    </style:style>
    <style:style style:name="Table1.B" style:family="table-column">
      <style:table-column-properties style:column-width="0.6458in" style:rel-column-width="6110*"/>
    </style:style>
    <style:style style:name="Table1.C" style:family="table-column">
      <style:table-column-properties style:column-width="5.5833in" style:rel-column-width="5282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6979in" style:rel-column-width="6602*"/>
    </style:style>
    <style:style style:name="Table5.B" style:family="table-column">
      <style:table-column-properties style:column-width="0.6458in" style:rel-column-width="6110*"/>
    </style:style>
    <style:style style:name="Table5.C" style:family="table-column">
      <style:table-column-properties style:column-width="5.5833in" style:rel-column-width="52823*"/>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6979in" style:rel-column-width="6602*"/>
    </style:style>
    <style:style style:name="Table4.B" style:family="table-column">
      <style:table-column-properties style:column-width="0.6458in" style:rel-column-width="6110*"/>
    </style:style>
    <style:style style:name="Table4.C" style:family="table-column">
      <style:table-column-properties style:column-width="5.5833in" style:rel-column-width="52823*"/>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0.5944in" style:rel-column-width="5623*"/>
    </style:style>
    <style:style style:name="Table6.B" style:family="table-column">
      <style:table-column-properties style:column-width="0.6507in" style:rel-column-width="6156*"/>
    </style:style>
    <style:style style:name="Table6.C" style:family="table-column">
      <style:table-column-properties style:column-width="0.4944in" style:rel-column-width="4677*"/>
    </style:style>
    <style:style style:name="Table6.D" style:family="table-column">
      <style:table-column-properties style:column-width="1.3361in" style:rel-column-width="12640*"/>
    </style:style>
    <style:style style:name="Table6.E" style:family="table-column">
      <style:table-column-properties style:column-width="3.8514in" style:rel-column-width="36439*"/>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style>
    <style:style style:name="P3" style:family="paragraph" style:parent-style-name="Table_20_Contents">
      <style:text-properties style:font-name="Andale Mono"/>
    </style:style>
    <style:style style:name="P4" style:family="paragraph" style:parent-style-name="Table_20_Contents">
      <style:text-properties style:font-name="Andale Mono" fo:font-weight="normal" style:font-weight-asian="normal" style:font-weight-complex="normal"/>
    </style:style>
    <style:style style:name="P5" style:family="paragraph" style:parent-style-name="Table_20_Contents">
      <style:text-properties style:font-name="Arial1" fo:font-weight="normal" style:font-weight-asian="normal" style:font-weight-complex="normal"/>
    </style:style>
    <style:style style:name="P6" style:family="paragraph" style:parent-style-name="Table_20_Contents">
      <style:text-properties fo:font-weight="normal" style:font-weight-asian="normal" style:font-weight-complex="normal"/>
    </style:style>
    <style:style style:name="P7" style:family="paragraph" style:parent-style-name="Standard">
      <style:paragraph-properties fo:break-before="page"/>
    </style:style>
    <style:style style:name="P8" style:family="paragraph" style:parent-style-name="Text_20_body">
      <style:paragraph-properties fo:break-before="page"/>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1" style:family="paragraph" style:parent-style-name="Text_20_body">
      <style:paragraph-properties fo:margin-left="0.4925in" fo:margin-right="0in" fo:text-indent="0in" style:auto-text-indent="false"/>
      <style:text-properties style:font-name="Courier 10 Pitch"/>
    </style:style>
    <style:style style:name="P12" style:family="paragraph" style:parent-style-name="Text_20_body">
      <style:paragraph-properties fo:margin-left="0.4925in" fo:margin-right="0in" fo:text-indent="0in" style:auto-text-indent="false">
        <style:tab-stops/>
      </style:paragraph-properties>
      <style:text-properties style:font-name="Courier 10 Pitch"/>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style:text-properties style:font-name="Arial1"/>
    </style:style>
    <style:style style:name="P15" style:family="paragraph" style:parent-style-name="Text_20_body">
      <style:paragraph-properties fo:margin-left="0in" fo:margin-right="0in" fo:text-indent="0in" style:auto-text-indent="false">
        <style:tab-stops/>
      </style:paragraph-properties>
      <style:text-properties style:font-name="Arial1"/>
    </style:style>
    <style:style style:name="P16" style:family="paragraph" style:parent-style-name="Text_20_body">
      <style:paragraph-properties fo:margin-left="0in" fo:margin-right="0in" fo:text-indent="0in" style:auto-text-indent="false"/>
      <style:text-properties fo:font-weight="bold" style:font-weight-asian="bold" style:font-weight-complex="bold"/>
    </style:style>
    <style:style style:name="P1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margin-left="1.698in" fo:margin-right="0in" fo:text-indent="-1.198in" style:auto-text-indent="false">
        <style:tab-stops/>
      </style:paragraph-properties>
      <style:text-properties style:font-name="Courier 10 Pitch"/>
    </style:style>
    <style:style style:name="P21" style:family="paragraph" style:parent-style-name="Text_20_body">
      <style:paragraph-properties fo:margin-left="0.0102in" fo:margin-right="0in" fo:text-indent="0in" style:auto-text-indent="false">
        <style:tab-stops/>
      </style:paragraph-properties>
      <style:text-properties style:font-name="Courier 10 Pitch"/>
    </style:style>
    <style:style style:name="P22" style:family="paragraph" style:parent-style-name="Text_20_body">
      <style:paragraph-properties fo:margin-left="0.0102in" fo:margin-right="0in" fo:text-indent="0in" style:auto-text-indent="false">
        <style:tab-stops/>
      </style:paragraph-properties>
    </style:style>
    <style:style style:name="P23" style:family="paragraph" style:parent-style-name="Text_20_body">
      <style:paragraph-properties fo:margin-left="0.0102in" fo:margin-right="0in" fo:text-indent="0in" style:auto-text-indent="false">
        <style:tab-stops/>
      </style:paragraph-properties>
      <style:text-properties style:font-name="Arial1"/>
    </style:style>
    <style:style style:name="P24" style:family="paragraph" style:parent-style-name="Text_20_body">
      <style:paragraph-properties fo:margin-left="0.0102in" fo:margin-right="0in" fo:text-indent="0in" style:auto-text-indent="false" fo:break-before="page">
        <style:tab-stops/>
      </style:paragraph-properties>
      <style:text-properties style:font-name="Arial1"/>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9"/>
    <style:style style:name="P30" style:family="paragraph" style:parent-style-name="Text_20_body" style:list-style-name="L12"/>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text-properties style:font-name="Arial1"/>
    </style:style>
    <style:style style:name="P34" style:family="paragraph" style:parent-style-name="Text_20_body" style:list-style-name="L24"/>
    <style:style style:name="P35" style:family="paragraph" style:parent-style-name="Text_20_body" style:list-style-name="L25"/>
    <style:style style:name="P36" style:family="paragraph" style:parent-style-name="Heading_20_1">
      <style:text-properties style:font-name="Arial1"/>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Table_20_Contents" style:list-style-name="L5"/>
    <style:style style:name="P39" style:family="paragraph" style:parent-style-name="Table_20_Contents" style:list-style-name="L6"/>
    <style:style style:name="P40" style:family="paragraph" style:parent-style-name="Table_20_Contents" style:list-style-name="L7"/>
    <style:style style:name="P41" style:family="paragraph" style:parent-style-name="Table_20_Contents" style:list-style-name="L8"/>
    <style:style style:name="P42" style:family="paragraph" style:parent-style-name="Table_20_Contents" style:list-style-name="L10"/>
    <style:style style:name="P43" style:family="paragraph" style:parent-style-name="Table_20_Contents" style:list-style-name="L11"/>
    <style:style style:name="P44" style:family="paragraph" style:parent-style-name="Table_20_Contents" style:list-style-name="L13"/>
    <style:style style:name="P45" style:family="paragraph" style:parent-style-name="Table_20_Contents" style:list-style-name="L14"/>
    <style:style style:name="P46" style:family="paragraph" style:parent-style-name="Table_20_Contents" style:list-style-name="L15"/>
    <style:style style:name="P47" style:family="paragraph" style:parent-style-name="Table_20_Contents" style:list-style-name="L16"/>
    <style:style style:name="P48" style:family="paragraph" style:parent-style-name="Table_20_Contents" style:list-style-name="L17"/>
    <style:style style:name="P49" style:family="paragraph" style:parent-style-name="Table_20_Contents" style:list-style-name="L21"/>
    <style:style style:name="P50" style:family="paragraph" style:parent-style-name="Table_20_Contents" style:list-style-name="L22"/>
    <style:style style:name="P51" style:family="paragraph" style:parent-style-name="Table_20_Contents" style:list-style-name="L23"/>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Andale Mono"/>
    </style:style>
    <style:style style:name="T2" style:family="text">
      <style:text-properties style:font-name="Andale Mono"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10 Pitch"/>
    </style:style>
    <style:style style:name="T8" style:family="text">
      <style:text-properties style:font-name="Andale Mono"/>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IPL Medium Preparation Processor Overview<text:tab/>1</text:p>
          <text:p text:style-name="P37">IPL ELF Executable Considerations<text:tab/>2</text:p>
          <text:p text:style-name="P52">Run-time Relocation<text:tab/>2</text:p>
          <text:p text:style-name="P52">Device Independent IPL ELF Executables<text:tab/>3</text:p>
          <text:p text:style-name="P52">Bootstrap IPL ELF Executables<text:tab/>3</text:p>
          <text:p text:style-name="P37">IPL ELF ABI Usage<text:tab/>4</text:p>
          <text:p text:style-name="P52">IPL ELF ABI Reserved Area Usage<text:tab/>5</text:p>
          <text:p text:style-name="P53">Main Storage<text:tab/>5</text:p>
          <text:p text:style-name="P53">CKD DASD Content<text:tab/>7</text:p>
          <text:p text:style-name="P53">FBA DASD Content<text:tab/>7</text:p>
          <text:p text:style-name="P37">Bootstrap Loader Interface<text:tab/>8</text:p>
          <text:p text:style-name="P52">Loader Provided Information<text:tab/>8</text:p>
          <text:p text:style-name="P52">Medium Preparation Provided Information<text:tab/>9</text:p>
          <text:p text:style-name="P53">CDROM Devices<text:tab/>9</text:p>
          <text:p text:style-name="P53">Count-Key-Data Direct Access Storage Devices<text:tab/>10</text:p>
          <text:p text:style-name="P53">Fixed-Block-Architecture Direct Access Storage Devices<text:tab/>10</text:p>
          <text:p text:style-name="P53">Tape Devices<text:tab/>11</text:p>
          <text:p text:style-name="P53">Unit Record Devices<text:tab/>11</text:p>
          <text:p text:style-name="P37">Program Repository<text:tab/>12</text:p>
          <text:p text:style-name="P52">Repository Content Specification<text:tab/>12</text:p>
          <text:p text:style-name="P52">Repository Inventory<text:tab/>13</text:p>
          <text:p text:style-name="P53">Boot Parameters<text:tab/>14</text:p>
          <text:p text:style-name="P37">Sample Loaders<text:tab/>16</text:p>
          <text:p text:style-name="P52">Bootstrap Services Parameter Block (BSPB)<text:tab/>16</text:p>
          <text:p text:style-name="P52">hstage0 – a Host Resource Access Facility Bootstrap Loader<text:tab/>16</text:p>
          <text:p text:style-name="P37">iplmed.py Command Line Options<text:tab/>17</text:p>
          <text:p text:style-name="P37">ipldpp.py Command Line Options<text:tab/>19</text:p>
        </text:index-body>
      </text:table-of-content>
      <text:p text:style-name="Standard"/>
      <text:p text:style-name="Standard">Copyright (C) 2012 Harold Grovesteen</text:p>
      <text:p text:style-name="Standard">See the file <text:span text:style-name="T1">doc/fdl-1.3.txt</text:span> for copying conditions.</text:p>
      <text:h text:style-name="Heading_20_1" text:outline-level="1">IPL Medium Preparation Processor Overview</text:h>
      <text:p text:style-name="Text_20_body">The IPL Medium Preparation Processor accepts as input one or two s390 or s370 ELF executables as defined by the <text:span text:style-name="T3">IPL ELF ABI Supplement</text:span>. <text:s/>Additional content may be placed upon the IPL medium being created by use of a repository.</text:p>
      <text:p text:style-name="Text_20_body">The first IPL ELF provides the primary IPL logic. <text:s/>Omitted program segments specific to the IPL ELF ABI are provided default content by the processor unless suppressed by command line arguments or explicitly provided. <text:s/>This IPL ELF executable is considered the “target”. <text:s/>The target is the program being loaded by the IPL function for execution.</text:p>
      <text:p text:style-name="Text_20_body">The second IPL ELF is used solely as an external source for a bootstrap loader segment. <text:s/>A <text:soft-page-break/>bootstrap loader is required if the size of the program precludes loading due to physical IPL medium constraints. <text:s/>Sample loaders are provided for all device types. <text:s/>If the needs of the program or device media is not satisfied by a sample loader, the IPL ELF executable may contain one of its own. <text:s text:c="2"/>In addition to medium usage and ELF content specified by the <text:span text:style-name="T3">IPL ELF ABI Supplement</text:span>, this document describes additional requirements for bootstrap loaders used for interfacing the loader with the preparation process. <text:s/>Refer to the “Bootstrap Loader Interface” section for details.</text:p>
      <text:p text:style-name="Text_20_body">The term “executable” in this document implies an ELF executable file conforming to the <text:span text:style-name="T3">IPL ELF ABI Supplement</text:span>.</text:p>
      <text:h text:style-name="Heading_20_1" text:outline-level="1">IPL ELF Executable Considerations</text:h>
      <text:p text:style-name="Text_20_body">The executable is required to contain minimally a TEXT segment. <text:s/>The medium preparation processor provides, if not present:</text:p>
      <text:list xml:id="list849060513" text:style-name="L1">
        <text:list-item>
          <text:p text:style-name="P25">IPL segment based upon the executable's linkage edited entry point,</text:p>
        </text:list-item>
        <text:list-item>
          <text:p text:style-name="P25">The CCW segment based upon the <text:span text:style-name="T7">--device</text:span> option.</text:p>
        </text:list-item>
        <text:list-item>
          <text:p text:style-name="P25">a LOWC segment (if not suppressed by the <text:span text:style-name="T1">–-nolowc</text:span> argument). <text:s/></text:p>
        </text:list-item>
      </text:list>
      <text:p text:style-name="Text_20_body">Because an external loader is provided by means of the IPL ELF ABI, the ELF executable identified by the <text:span text:style-name="T1">–-external</text:span><text:span text:style-name="T4"> </text:span>command-line argument must contain a LOADER program segment. <text:s/>The IPL ELF identified with the <text:span text:style-name="T1">–-external</text:span> command-line argument and the IPL ELF identified as the <text:span text:style-name="T1">path/to/target</text:span> argument do not need to be the same IPL ELF executable.</text:p>
      <text:h text:style-name="Heading_20_2" text:outline-level="2">Run-time Relocation</text:h>
      <text:p text:style-name="Text_20_body">The IPL and CCW segments are used before the IPL function completes. <text:s/>By definition, these segments can not participate in run-time relocation. <text:s/>The LOWC segment is used during run-time with predefined assigned storage locations. <text:s/>As such it can not be relocated. <text:s/>However, its content may be altered during run-time and therefore storage locations addressed from within the LOWC segment may be relocated.</text:p>
      <text:p text:style-name="Text_20_body">The IPL program may perform run-time relocation of itself with program supplied mechanisms for adjusting pointers or by use of the ELF supplied RELA section entries. <text:s/>Use of RELA entries requires access to the ELF section table entries. <text:s/>Consequently, the entire ELF must be used as the IPL program not just the TEXT segment.</text:p>
      <text:p text:style-name="Text_20_body">The same requirements exist for an ELF used as the program loaded by a bootstrap loader segment. <text:s/>As a bootstrap loader program will constitute the IPL program in this context and a bootstrap loader is never the entire ELF, it must utilize non-ELF based relocation mechanisms it it requires relocation. </text:p>
      <text:h text:style-name="Heading_20_2" text:outline-level="2"><text:soft-page-break/>Device Independent IPL ELF Executables</text:h>
      <text:p text:style-name="Text_20_body">An executable that provides all of its own functionality and simply requires the IPL function to load the executable is referred to as a “device independent” IPL ELF executable. <text:s/>Such executables:</text:p>
      <text:list xml:id="list1561118053" text:style-name="L2">
        <text:list-item>
          <text:p text:style-name="P26">do not provide any optional device data in the IPL segment if present or</text:p>
        </text:list-item>
        <text:list-item>
          <text:p text:style-name="P26">do not provide an IPL segment. <text:s/></text:p>
        </text:list-item>
      </text:list>
      <text:p text:style-name="Text_20_body">If bootstrap loading is required, an external loader must be specified with the <text:span text:style-name="T7">--external</text:span> option of the <text:span text:style-name="T7">iplmed.py</text:span> utility that supports the device identified by the <text:span text:style-name="T7">--device</text:span> option. <text:s/>See the “Sample Loaders” section for details of the tool kit provided loaders for each of the supported device types.</text:p>
      <text:p text:style-name="Text_20_body">By default device independent executables will have control of the processor given to it at the entry point identified during linkage editing of the object module. <text:s/>This entry point is identified when the <text:span text:style-name="T7">ipldpp.py</text:span> utility creates the linkage editor script used for linking the executable. <text:s/>This location is specified by the <text:span text:style-name="T7">--entry</text:span> option of the <text:span text:style-name="T7">ipldpp.py</text:span> utility. <text:s/>The PSW used by the IPL function in this case will be a 64-bit S/370 EC-mode or ESA/390 PSW with the program and system mask fields set to zero and the addressing mode specified as 24-bit.</text:p>
      <text:p text:style-name="Text_20_body">The executable can override the entry point specified during linkage editing by supplying an IPL PSW in the optional IPL segment.</text:p>
      <text:p text:style-name="Text_20_body">Once control is passed to the executable by the IPL function or bootstrap loader, the executable operates independently of the IPL medium and its content. <text:s/>The executable is perfectly free to utilize the IPL medium any way it sees fit or ignore it entirely. <text:s/>Device independent executables may therefore be placed on any storage medium.</text:p>
      <text:h text:style-name="Heading_20_2" text:outline-level="2">Bootstrap IPL ELF Executables</text:h>
      <text:p text:style-name="Text_20_body">Bootstrap executables utilize a bootstrap loader, also known as a stage0 loader, for loading of the target executable. <text:s/>The bootstrap loader functionality is provided by a LOADER segment within an IPL ELF executable. <text:s/>Because these executables continue interaction with the IPL medium to complete the load process, they are device dependent. <text:s/>See the “Bootstrap Loader Interface” section for details on how the IPL medium preparation processor communicates with the loader for the purposes of facilitating the loader's execution of its load responsibilities.</text:p>
      <text:p text:style-name="P8"/>
      <text:h text:style-name="Heading_20_1" text:outline-level="1">IPL ELF ABI Usage</text:h>
      <text:p text:style-name="Text_20_body">The <text:span text:style-name="T3">IPL ELF ABI Supplement</text:span> provides a specification in terms of:</text:p>
      <text:list xml:id="list1454443452" text:style-name="L3">
        <text:list-item>
          <text:p text:style-name="P27">program sections in object files, </text:p>
        </text:list-item>
        <text:list-item>
          <text:p text:style-name="P27">program segments in linked executables, </text:p>
        </text:list-item>
        <text:list-item>
          <text:p text:style-name="P27">generic IPL record content, and </text:p>
        </text:list-item>
        <text:list-item>
          <text:p text:style-name="P27">system storage usage through assigned areas.</text:p>
        </text:list-item>
      </text:list>
      <text:p text:style-name="Text_20_body">This section describes how each element of the IPL ELF ABI maps to the medium preparation processors handling of its primary elements, the IPL records. <text:s/>The following abbreviations are used in the following table</text:p>
      <text:list xml:id="list764916132" text:style-name="L4">
        <text:list-item>
          <text:p text:style-name="P28">EOE – end of the executable</text:p>
        </text:list-item>
        <text:list-item>
          <text:p text:style-name="P28">EOS – end of the segment</text:p>
        </text:list-item>
        <text:list-item>
          <text:p text:style-name="P28">SOE – start of the executable</text:p>
        </text:list-item>
        <text:list-item>
          <text:p text:style-name="P28">SOS – start of the segment</text:p>
        </text:list-item>
      </text:list>
      <text:p text:style-name="P18">32-bit ABI Usage for IPL Loading</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Table_20_Heading">Section</text:p>
            </table:table-cell>
            <table:table-cell table:style-name="Table7.A1" office:value-type="string">
              <text:p text:style-name="Table_20_Heading">Segment</text:p>
            </table:table-cell>
            <table:table-cell table:style-name="Table7.A1" office:value-type="string">
              <text:p text:style-name="Table_20_Heading">Storage Area</text:p>
            </table:table-cell>
            <table:table-cell table:style-name="Table7.A1" office:value-type="string">
              <text:p text:style-name="Table_20_Heading">Storage Addresses</text:p>
            </table:table-cell>
            <table:table-cell table:style-name="Table7.E1" office:value-type="string">
              <text:p text:style-name="Table_20_Heading">IPL Record</text:p>
            </table:table-cell>
          </table:table-row>
        </table:table-header-rows>
        <table:table-row>
          <table:table-cell table:style-name="Table7.A2" office:value-type="string">
            <text:p text:style-name="P3">.ipl[t][.area]</text:p>
          </table:table-cell>
          <table:table-cell table:style-name="Table7.A2" office:value-type="string">
            <text:p text:style-name="P2">IPL</text:p>
          </table:table-cell>
          <table:table-cell table:style-name="Table7.A2" office:value-type="string">
            <text:p text:style-name="P2">ASL</text:p>
          </table:table-cell>
          <table:table-cell table:style-name="Table7.A2" office:value-type="string">
            <text:p text:style-name="P2">0x0-0x17 or </text:p>
          </table:table-cell>
          <table:table-cell table:style-name="Table7.E2" office:value-type="string">
            <text:p text:style-name="P2">0</text:p>
          </table:table-cell>
        </table:table-row>
        <table:table-row>
          <table:table-cell table:style-name="Table7.A2" office:value-type="string">
            <text:p text:style-name="P3">.asl</text:p>
          </table:table-cell>
          <table:table-cell table:style-name="Table7.A2" office:value-type="string">
            <text:p text:style-name="P2">LOWC</text:p>
          </table:table-cell>
          <table:table-cell table:style-name="Table7.A2" office:value-type="string">
            <text:p text:style-name="P2">ASL</text:p>
          </table:table-cell>
          <table:table-cell table:style-name="Table7.A2" office:value-type="string">
            <text:p text:style-name="P2">0x0 or 0x8 - 0x1FF</text:p>
          </table:table-cell>
          <table:table-cell table:style-name="Table7.E3" table:number-rows-spanned="2" office:value-type="string">
            <text:p text:style-name="P2">3</text:p>
            <text:p text:style-name="P2">ASL <text:span text:style-name="T6">and</text:span> IPLP</text:p>
          </table:table-cell>
        </table:table-row>
        <table:table-row>
          <table:table-cell table:style-name="Table7.A2" office:value-type="string">
            <text:p text:style-name="P3">.iplp</text:p>
          </table:table-cell>
          <table:table-cell table:style-name="Table7.A2" office:value-type="string">
            <text:p text:style-name="P2">LOWC</text:p>
          </table:table-cell>
          <table:table-cell table:style-name="Table7.A2" office:value-type="string">
            <text:p text:style-name="P2">IPLP</text:p>
          </table:table-cell>
          <table:table-cell table:style-name="Table7.A2" office:value-type="string">
            <text:p text:style-name="P2">0x200-0x3FF</text:p>
          </table:table-cell>
          <table:covered-table-cell/>
        </table:table-row>
        <table:table-row>
          <table:table-cell table:style-name="Table7.A2" office:value-type="string">
            <text:p text:style-name="P3">.text, .data</text:p>
          </table:table-cell>
          <table:table-cell table:style-name="Table7.A2" office:value-type="string">
            <text:p text:style-name="P2">TEXT</text:p>
          </table:table-cell>
          <table:table-cell table:style-name="Table7.A2" office:value-type="string">
            <text:p text:style-name="P2">TXT0</text:p>
          </table:table-cell>
          <table:table-cell table:style-name="Table7.A2" office:value-type="string">
            <text:p text:style-name="P2">0x400&lt;=SOS - EOS</text:p>
          </table:table-cell>
          <table:table-cell table:style-name="Table7.E3" table:number-rows-spanned="2" office:value-type="string">
            <text:p text:style-name="P2">2</text:p>
            <text:p text:style-name="P2">TXT0 <text:span text:style-name="T6">or</text:span> ELF1</text:p>
          </table:table-cell>
        </table:table-row>
        <table:table-row>
          <table:table-cell table:style-name="Table7.A2" office:value-type="string">
            <text:p text:style-name="Table_20_Contents">Target executable</text:p>
          </table:table-cell>
          <table:table-cell table:style-name="Table7.A2" office:value-type="string">
            <text:p text:style-name="P2">all</text:p>
          </table:table-cell>
          <table:table-cell table:style-name="Table7.A2" office:value-type="string">
            <text:p text:style-name="P2">ELF1</text:p>
          </table:table-cell>
          <table:table-cell table:style-name="Table7.A2" office:value-type="string">
            <text:p text:style-name="P2">0x1000&lt;= SOS - EOE</text:p>
          </table:table-cell>
          <table:covered-table-cell/>
        </table:table-row>
        <table:table-row>
          <table:table-cell table:style-name="Table7.A2" office:value-type="string">
            <text:p text:style-name="P4">.ccw</text:p>
          </table:table-cell>
          <table:table-cell table:style-name="Table7.A2" office:value-type="string">
            <text:p text:style-name="P2">CCW</text:p>
          </table:table-cell>
          <table:table-cell table:style-name="Table7.A2" office:value-type="string">
            <text:p text:style-name="P2">CCW</text:p>
          </table:table-cell>
          <table:table-cell table:style-name="Table7.A2" office:value-type="string">
            <text:p text:style-name="P2">EOS+ or EOE+</text:p>
          </table:table-cell>
          <table:table-cell table:style-name="Table7.E2" office:value-type="string">
            <text:p text:style-name="P2">1</text:p>
          </table:table-cell>
        </table:table-row>
      </table:table>
      <text:p text:style-name="Text_20_body"/>
      <text:p text:style-name="P18">32-bit ABI Usage for Bootstrap Loading</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Section</text:p>
            </table:table-cell>
            <table:table-cell table:style-name="Table8.A1" office:value-type="string">
              <text:p text:style-name="Table_20_Heading">Segment</text:p>
            </table:table-cell>
            <table:table-cell table:style-name="Table8.A1" office:value-type="string">
              <text:p text:style-name="Table_20_Heading">Storage Area</text:p>
            </table:table-cell>
            <table:table-cell table:style-name="Table8.A1" office:value-type="string">
              <text:p text:style-name="Table_20_Heading">Storage Addresses</text:p>
            </table:table-cell>
            <table:table-cell table:style-name="Table8.E1" office:value-type="string">
              <text:p text:style-name="Table_20_Heading">IPL Record</text:p>
            </table:table-cell>
          </table:table-row>
        </table:table-header-rows>
        <table:table-row>
          <table:table-cell table:style-name="Table8.A2" office:value-type="string">
            <text:p text:style-name="P3">.ipl[t][.area]</text:p>
          </table:table-cell>
          <table:table-cell table:style-name="Table8.A2" office:value-type="string">
            <text:p text:style-name="P2">IPL</text:p>
          </table:table-cell>
          <table:table-cell table:style-name="Table8.A2" office:value-type="string">
            <text:p text:style-name="P2">ASL</text:p>
          </table:table-cell>
          <table:table-cell table:style-name="Table8.A2" office:value-type="string">
            <text:p text:style-name="P2">0x0-0x17 or </text:p>
          </table:table-cell>
          <table:table-cell table:style-name="Table8.E2" office:value-type="string">
            <text:p text:style-name="P2">0</text:p>
          </table:table-cell>
        </table:table-row>
        <table:table-row>
          <table:table-cell table:style-name="Table8.A2" office:value-type="string">
            <text:p text:style-name="P3">.asl</text:p>
          </table:table-cell>
          <table:table-cell table:style-name="Table8.A2" office:value-type="string">
            <text:p text:style-name="P2">LOWC</text:p>
          </table:table-cell>
          <table:table-cell table:style-name="Table8.A2" office:value-type="string">
            <text:p text:style-name="P2">ASL</text:p>
          </table:table-cell>
          <table:table-cell table:style-name="Table8.A2" office:value-type="string">
            <text:p text:style-name="P2">0x0 or 0x8 - 0x1FF</text:p>
          </table:table-cell>
          <table:table-cell table:style-name="Table8.E3" table:number-rows-spanned="2" office:value-type="string">
            <text:p text:style-name="P2">3</text:p>
          </table:table-cell>
        </table:table-row>
        <table:table-row>
          <table:table-cell table:style-name="Table8.A2" office:value-type="string">
            <text:p text:style-name="P3">.iplp</text:p>
          </table:table-cell>
          <table:table-cell table:style-name="Table8.A2" office:value-type="string">
            <text:p text:style-name="P2">LOWC</text:p>
          </table:table-cell>
          <table:table-cell table:style-name="Table8.A2" office:value-type="string">
            <text:p text:style-name="P2">IPLP</text:p>
          </table:table-cell>
          <table:table-cell table:style-name="Table8.A2" office:value-type="string">
            <text:p text:style-name="P2">0x200-0x3FF</text:p>
          </table:table-cell>
          <table:covered-table-cell/>
        </table:table-row>
        <table:table-row>
          <table:table-cell table:style-name="Table8.A2" office:value-type="string">
            <text:p text:style-name="P3">.loader</text:p>
          </table:table-cell>
          <table:table-cell table:style-name="Table8.A2" office:value-type="string">
            <text:p text:style-name="P2">LOADER</text:p>
          </table:table-cell>
          <table:table-cell table:style-name="Table8.A2" office:value-type="string">
            <text:p text:style-name="P2">TXT0</text:p>
          </table:table-cell>
          <table:table-cell table:style-name="Table8.A2" office:value-type="string">
            <text:p text:style-name="P2">0x400&lt;=SOS - EOS</text:p>
          </table:table-cell>
          <table:table-cell table:style-name="Table8.E2" office:value-type="string">
            <text:p text:style-name="P2">2</text:p>
          </table:table-cell>
        </table:table-row>
        <table:table-row>
          <table:table-cell table:style-name="Table8.A2" office:value-type="string">
            <text:p text:style-name="P4">.ccw</text:p>
          </table:table-cell>
          <table:table-cell table:style-name="Table8.A2" office:value-type="string">
            <text:p text:style-name="P2">CCW</text:p>
          </table:table-cell>
          <table:table-cell table:style-name="Table8.A2" office:value-type="string">
            <text:p text:style-name="P2">CCW</text:p>
          </table:table-cell>
          <table:table-cell table:style-name="Table8.A2" office:value-type="string">
            <text:p text:style-name="P2">EOS+</text:p>
          </table:table-cell>
          <table:table-cell table:style-name="Table8.E2" office:value-type="string">
            <text:p text:style-name="P2">1</text:p>
          </table:table-cell>
        </table:table-row>
        <table:table-row>
          <table:table-cell table:style-name="Table8.A2" office:value-type="string">
            <text:p text:style-name="P5">Target Executable</text:p>
          </table:table-cell>
          <table:table-cell table:style-name="Table8.A2" office:value-type="string">
            <text:p text:style-name="P2">all</text:p>
          </table:table-cell>
          <table:table-cell table:style-name="Table8.A2" office:value-type="string">
            <text:p text:style-name="P2">any</text:p>
          </table:table-cell>
          <table:table-cell table:style-name="Table8.A2" office:value-type="string">
            <text:p text:style-name="P2">any</text:p>
          </table:table-cell>
          <table:table-cell table:style-name="Table8.E2" office:value-type="string">
            <text:p text:style-name="P2">4+</text:p>
          </table:table-cell>
        </table:table-row>
      </table:table>
      <text:p text:style-name="Text_20_body"><text:soft-page-break/></text:p>
      <text:p text:style-name="P18">64-bit ABI Usage for IPL Loading</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Section</text:p>
            </table:table-cell>
            <table:table-cell table:style-name="Table9.A1" office:value-type="string">
              <text:p text:style-name="Table_20_Heading">Segment</text:p>
            </table:table-cell>
            <table:table-cell table:style-name="Table9.A1" office:value-type="string">
              <text:p text:style-name="Table_20_Heading">Storage Area</text:p>
            </table:table-cell>
            <table:table-cell table:style-name="Table9.A1" office:value-type="string">
              <text:p text:style-name="Table_20_Heading">Storage Addresses</text:p>
            </table:table-cell>
            <table:table-cell table:style-name="Table9.E1" office:value-type="string">
              <text:p text:style-name="Table_20_Heading">IPL Record</text:p>
            </table:table-cell>
          </table:table-row>
        </table:table-header-rows>
        <table:table-row>
          <table:table-cell table:style-name="Table9.A2" office:value-type="string">
            <text:p text:style-name="P3">.ipl[t][.area]</text:p>
          </table:table-cell>
          <table:table-cell table:style-name="Table9.A2" office:value-type="string">
            <text:p text:style-name="P2">IPL</text:p>
          </table:table-cell>
          <table:table-cell table:style-name="Table9.A2" office:value-type="string">
            <text:p text:style-name="P2">ASL</text:p>
          </table:table-cell>
          <table:table-cell table:style-name="Table9.A2" office:value-type="string">
            <text:p text:style-name="P2">0x0-0x17 or </text:p>
          </table:table-cell>
          <table:table-cell table:style-name="Table9.E2" office:value-type="string">
            <text:p text:style-name="P2">0</text:p>
          </table:table-cell>
        </table:table-row>
        <table:table-row>
          <table:table-cell table:style-name="Table9.A2" office:value-type="string">
            <text:p text:style-name="P3">.asl</text:p>
          </table:table-cell>
          <table:table-cell table:style-name="Table9.A2" office:value-type="string">
            <text:p text:style-name="P2">LOWC</text:p>
          </table:table-cell>
          <table:table-cell table:style-name="Table9.A2" office:value-type="string">
            <text:p text:style-name="P2">ASL</text:p>
          </table:table-cell>
          <table:table-cell table:style-name="Table9.A2" office:value-type="string">
            <text:p text:style-name="P2">0x0 or 0x8 - 0x1FF</text:p>
          </table:table-cell>
          <table:table-cell table:style-name="Table9.E3" table:number-rows-spanned="2" office:value-type="string">
            <text:p text:style-name="P2">3</text:p>
            <text:p text:style-name="P2">ASL <text:span text:style-name="T6">and</text:span> IPLP</text:p>
          </table:table-cell>
        </table:table-row>
        <table:table-row>
          <table:table-cell table:style-name="Table9.A2" office:value-type="string">
            <text:p text:style-name="P3">.iplp</text:p>
          </table:table-cell>
          <table:table-cell table:style-name="Table9.A2" office:value-type="string">
            <text:p text:style-name="P2">LOWC</text:p>
          </table:table-cell>
          <table:table-cell table:style-name="Table9.A2" office:value-type="string">
            <text:p text:style-name="P2">IPLP</text:p>
          </table:table-cell>
          <table:table-cell table:style-name="Table9.A2" office:value-type="string">
            <text:p text:style-name="P2">0x200-0x3FF</text:p>
          </table:table-cell>
          <table:covered-table-cell/>
        </table:table-row>
        <table:table-row>
          <table:table-cell table:style-name="Table9.A5" table:number-rows-spanned="2" office:value-type="string">
            <text:p text:style-name="P3">.text, .data</text:p>
          </table:table-cell>
          <table:table-cell table:style-name="Table9.A2" office:value-type="string">
            <text:p text:style-name="P2">TEXT</text:p>
          </table:table-cell>
          <table:table-cell table:style-name="Table9.A2" office:value-type="string">
            <text:p text:style-name="P2">TXT1</text:p>
          </table:table-cell>
          <table:table-cell table:style-name="Table9.A2" office:value-type="string">
            <text:p text:style-name="P2">0x400&lt;=SOS - EOS</text:p>
          </table:table-cell>
          <table:table-cell table:style-name="Table9.E3" table:number-rows-spanned="3" office:value-type="string">
            <text:p text:style-name="P2">2</text:p>
            <text:p text:style-name="P2">TXT1, TXT2 <text:span text:style-name="T6">or</text:span> ELF2</text:p>
          </table:table-cell>
        </table:table-row>
        <table:table-row>
          <table:covered-table-cell/>
          <table:table-cell table:style-name="Table9.A2" office:value-type="string">
            <text:p text:style-name="P2">TEXT</text:p>
          </table:table-cell>
          <table:table-cell table:style-name="Table9.A2" office:value-type="string">
            <text:p text:style-name="P2">TXT2</text:p>
          </table:table-cell>
          <table:table-cell table:style-name="Table9.A2" office:value-type="string">
            <text:p text:style-name="P2">0x1400&lt;=SOS - EOS</text:p>
          </table:table-cell>
          <table:covered-table-cell/>
        </table:table-row>
        <table:table-row>
          <table:table-cell table:style-name="Table9.A5" office:value-type="string">
            <text:p text:style-name="Table_20_Contents">Target executable</text:p>
          </table:table-cell>
          <table:table-cell table:style-name="Table9.A5" office:value-type="string">
            <text:p text:style-name="P2">all</text:p>
          </table:table-cell>
          <table:table-cell table:style-name="Table9.A5" office:value-type="string">
            <text:p text:style-name="P2">ELF2</text:p>
          </table:table-cell>
          <table:table-cell table:style-name="Table9.A5" office:value-type="string">
            <text:p text:style-name="P2">0x2000&lt;= SOS - EOE</text:p>
          </table:table-cell>
          <table:covered-table-cell/>
        </table:table-row>
        <table:table-row>
          <table:table-cell table:style-name="Table9.A2" office:value-type="string">
            <text:p text:style-name="P4">.ccw</text:p>
          </table:table-cell>
          <table:table-cell table:style-name="Table9.A2" office:value-type="string">
            <text:p text:style-name="P2">CCW</text:p>
          </table:table-cell>
          <table:table-cell table:style-name="Table9.A2" office:value-type="string">
            <text:p text:style-name="P2">CCW</text:p>
          </table:table-cell>
          <table:table-cell table:style-name="Table9.A2" office:value-type="string">
            <text:p text:style-name="P2">EOS+ or EOE+</text:p>
          </table:table-cell>
          <table:table-cell table:style-name="Table9.E2" office:value-type="string">
            <text:p text:style-name="P2">1</text:p>
          </table:table-cell>
        </table:table-row>
      </table:table>
      <text:p text:style-name="Text_20_body"/>
      <text:p text:style-name="P18">64-bit ABI Usage for Bootstrap Loading</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Table_20_Heading">Section</text:p>
            </table:table-cell>
            <table:table-cell table:style-name="Table10.A1" office:value-type="string">
              <text:p text:style-name="Table_20_Heading">Segment</text:p>
            </table:table-cell>
            <table:table-cell table:style-name="Table10.A1" office:value-type="string">
              <text:p text:style-name="Table_20_Heading">Storage Area</text:p>
            </table:table-cell>
            <table:table-cell table:style-name="Table10.A1" office:value-type="string">
              <text:p text:style-name="Table_20_Heading">Storage Addresses</text:p>
            </table:table-cell>
            <table:table-cell table:style-name="Table10.E1" office:value-type="string">
              <text:p text:style-name="Table_20_Heading">IPL Record</text:p>
            </table:table-cell>
          </table:table-row>
        </table:table-header-rows>
        <table:table-row>
          <table:table-cell table:style-name="Table10.A2" office:value-type="string">
            <text:p text:style-name="P3">.ipl[t][.area]</text:p>
          </table:table-cell>
          <table:table-cell table:style-name="Table10.A2" office:value-type="string">
            <text:p text:style-name="P2">IPL</text:p>
          </table:table-cell>
          <table:table-cell table:style-name="Table10.A2" office:value-type="string">
            <text:p text:style-name="P2">ASL</text:p>
          </table:table-cell>
          <table:table-cell table:style-name="Table10.A2" office:value-type="string">
            <text:p text:style-name="P2">0x0-0x17 or </text:p>
          </table:table-cell>
          <table:table-cell table:style-name="Table10.E2" office:value-type="string">
            <text:p text:style-name="P2">0</text:p>
          </table:table-cell>
        </table:table-row>
        <table:table-row>
          <table:table-cell table:style-name="Table10.A2" office:value-type="string">
            <text:p text:style-name="P3">.asl</text:p>
          </table:table-cell>
          <table:table-cell table:style-name="Table10.A2" office:value-type="string">
            <text:p text:style-name="P2">LOWC</text:p>
          </table:table-cell>
          <table:table-cell table:style-name="Table10.A2" office:value-type="string">
            <text:p text:style-name="P2">ASL</text:p>
          </table:table-cell>
          <table:table-cell table:style-name="Table10.A2" office:value-type="string">
            <text:p text:style-name="P2">0x0 or 0x8 - 0x1FF</text:p>
          </table:table-cell>
          <table:table-cell table:style-name="Table10.E3" table:number-rows-spanned="2" office:value-type="string">
            <text:p text:style-name="P2">3</text:p>
            <text:p text:style-name="P2">ASL <text:span text:style-name="T6">and</text:span> IPLP</text:p>
          </table:table-cell>
        </table:table-row>
        <table:table-row>
          <table:table-cell table:style-name="Table10.A2" office:value-type="string">
            <text:p text:style-name="P3">.iplp</text:p>
          </table:table-cell>
          <table:table-cell table:style-name="Table10.A2" office:value-type="string">
            <text:p text:style-name="P2">LOWC</text:p>
          </table:table-cell>
          <table:table-cell table:style-name="Table10.A2" office:value-type="string">
            <text:p text:style-name="P2">IPLP</text:p>
          </table:table-cell>
          <table:table-cell table:style-name="Table10.A2" office:value-type="string">
            <text:p text:style-name="P2">0x200-0x3FF</text:p>
          </table:table-cell>
          <table:covered-table-cell/>
        </table:table-row>
        <table:table-row>
          <table:table-cell table:style-name="Table10.A5" office:value-type="string">
            <text:p text:style-name="P3">.loader</text:p>
          </table:table-cell>
          <table:table-cell table:style-name="Table10.A5" office:value-type="string">
            <text:p text:style-name="P2">LOADER</text:p>
          </table:table-cell>
          <table:table-cell table:style-name="Table10.A5" office:value-type="string">
            <text:p text:style-name="P2">TXT1</text:p>
          </table:table-cell>
          <table:table-cell table:style-name="Table10.A2" office:value-type="string">
            <text:p text:style-name="P2">0x400&lt;=SOS - </text:p>
            <text:p text:style-name="P2">EOS&lt;=0x1FFF</text:p>
          </table:table-cell>
          <table:table-cell table:style-name="Table10.E3" office:value-type="string">
            <text:p text:style-name="P2">2</text:p>
          </table:table-cell>
        </table:table-row>
        <table:table-row>
          <table:table-cell table:style-name="Table10.A2" office:value-type="string">
            <text:p text:style-name="P4">.ccw</text:p>
          </table:table-cell>
          <table:table-cell table:style-name="Table10.A2" office:value-type="string">
            <text:p text:style-name="P2">CCW</text:p>
          </table:table-cell>
          <table:table-cell table:style-name="Table10.A2" office:value-type="string">
            <text:p text:style-name="P2">CCW</text:p>
          </table:table-cell>
          <table:table-cell table:style-name="Table10.A2" office:value-type="string">
            <text:p text:style-name="P2">EOS+</text:p>
          </table:table-cell>
          <table:table-cell table:style-name="Table10.E2" office:value-type="string">
            <text:p text:style-name="P2">1</text:p>
          </table:table-cell>
        </table:table-row>
        <table:table-row>
          <table:table-cell table:style-name="Table10.A2" office:value-type="string">
            <text:p text:style-name="P5">Target Executable</text:p>
          </table:table-cell>
          <table:table-cell table:style-name="Table10.A2" office:value-type="string">
            <text:p text:style-name="P2">all</text:p>
          </table:table-cell>
          <table:table-cell table:style-name="Table10.A2" office:value-type="string">
            <text:p text:style-name="P2">any</text:p>
          </table:table-cell>
          <table:table-cell table:style-name="Table10.A2" office:value-type="string">
            <text:p text:style-name="P2">any</text:p>
          </table:table-cell>
          <table:table-cell table:style-name="Table10.E2" office:value-type="string">
            <text:p text:style-name="P2">4+</text:p>
          </table:table-cell>
        </table:table-row>
      </table:table>
      <text:p text:style-name="Text_20_body"/>
      <text:h text:style-name="Heading_20_2" text:outline-level="2">IPL ELF ABI Reserved Area Usage</text:h>
      <text:p text:style-name="Text_20_body">The <text:span text:style-name="T3">IPL ELF ABI Supplement</text:span> reserves areas of storage or device content for unspecified usages. <text:s/>The processor and sample bootstrap loaders make use of these areas as described here.</text:p>
      <text:h text:style-name="Heading_20_3" text:outline-level="3">Main Storage</text:h>
      <text:p text:style-name="P18">0x200-0x23F</text:p>
      <text:p text:style-name="P9">The sample bootstrap loaders will save the Hercules IPL parameters passed in registers at these locations.</text:p>
      <text:p text:style-name="P16">0x240-0x243</text:p>
      <text:p text:style-name="P10">Address of the bootstrap services parameter block. <text:s/>See the “Sample Loaders” section for details.</text:p>
      <text:p text:style-name="P16"><text:soft-page-break/>0x244-0x247</text:p>
      <text:p text:style-name="P10">Starting FBA sector of the repository inventory list supplied by the medium preparation processor.</text:p>
      <text:p text:style-name="P16">0x248-0x24B</text:p>
      <text:p text:style-name="P10">Size of the repository inventory list in bytes supplied by the medium preparation processor.</text:p>
      <text:p text:style-name="P16">0x24C-0x24F – unused</text:p>
      <text:p text:style-name="P16">0x250-0x289</text:p>
      <text:p text:style-name="P10">If supported by the loader, the IPL Environment Information Block (IEIB) is provided in these locations. <text:s/>The following table identifies the fields and usage of the IEIB.</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Disp.</text:p>
            </table:table-cell>
            <table:table-cell table:style-name="Table11.A1" office:value-type="string">
              <text:p text:style-name="Table_20_Heading">Size</text:p>
            </table:table-cell>
            <table:table-cell table:style-name="Table11.C1" office:value-type="string">
              <text:p text:style-name="Table_20_Heading">Description</text:p>
            </table:table-cell>
          </table:table-row>
        </table:table-header-rows>
        <table:table-row>
          <table:table-cell table:style-name="Table11.A2" office:value-type="string">
            <text:p text:style-name="P2">+0</text:p>
          </table:table-cell>
          <table:table-cell table:style-name="Table11.A2" office:value-type="string">
            <text:p text:style-name="P2">1</text:p>
          </table:table-cell>
          <table:table-cell table:style-name="Table11.C2" office:value-type="string">
            <text:p text:style-name="P6">Running architecture:</text:p>
            <text:list xml:id="list2110950738" text:style-name="L5">
              <text:list-item>
                <text:p text:style-name="P38">0x08 – z/Architecture</text:p>
              </text:list-item>
              <text:list-item>
                <text:p text:style-name="P38">0x04 – ESA/390</text:p>
              </text:list-item>
              <text:list-item>
                <text:p text:style-name="P38">0x02 – System/370 Extended Control Mode</text:p>
              </text:list-item>
              <text:list-item>
                <text:p text:style-name="P38">0x01 – System/370 Basic Control Mode</text:p>
              </text:list-item>
            </text:list>
          </table:table-cell>
        </table:table-row>
        <table:table-row>
          <table:table-cell table:style-name="Table11.A2" office:value-type="string">
            <text:p text:style-name="P2">+1</text:p>
          </table:table-cell>
          <table:table-cell table:style-name="Table11.A2" office:value-type="string">
            <text:p text:style-name="P2">1</text:p>
          </table:table-cell>
          <table:table-cell table:style-name="Table11.C2" office:value-type="string">
            <text:p text:style-name="Table_20_Contents">Available architectures. Uses the same bits as byte 0</text:p>
          </table:table-cell>
        </table:table-row>
        <table:table-row>
          <table:table-cell table:style-name="Table11.A2" office:value-type="string">
            <text:p text:style-name="P2">+2</text:p>
          </table:table-cell>
          <table:table-cell table:style-name="Table11.A2" office:value-type="string">
            <text:p text:style-name="P2">1</text:p>
          </table:table-cell>
          <table:table-cell table:style-name="Table11.C2" office:value-type="string">
            <text:p text:style-name="Table_20_Contents">Platform information</text:p>
            <text:p text:style-name="Table_20_Contents">Bits 0-3 - Platform</text:p>
            <text:list xml:id="list1783214894" text:style-name="L6">
              <text:list-item>
                <text:p text:style-name="P39">0 – Physical</text:p>
              </text:list-item>
              <text:list-item>
                <text:p text:style-name="P39">1 – Hercules</text:p>
              </text:list-item>
              <text:list-item>
                <text:p text:style-name="P39">2 – Virtual machine</text:p>
              </text:list-item>
            </text:list>
            <text:p text:style-name="Table_20_Contents">Bits 4-7 – I/O Options</text:p>
            <text:list xml:id="list638938150" text:style-name="L7">
              <text:list-item>
                <text:p text:style-name="P40">0x08 – DIAGNOSE X'8' available</text:p>
              </text:list-item>
              <text:list-item>
                <text:p text:style-name="P40">0x02 – Channel Subsystem I/O available</text:p>
              </text:list-item>
              <text:list-item>
                <text:p text:style-name="P40">0x01 – Channel I/O available </text:p>
              </text:list-item>
            </text:list>
            <text:p text:style-name="Table_20_Contents">Hardware is assumed unless Hercules or virtual machine are detected.</text:p>
          </table:table-cell>
        </table:table-row>
        <table:table-row>
          <table:table-cell table:style-name="Table11.A2" office:value-type="string">
            <text:p text:style-name="P2">+3</text:p>
          </table:table-cell>
          <table:table-cell table:style-name="Table11.A2" office:value-type="string">
            <text:p text:style-name="P2">1</text:p>
          </table:table-cell>
          <table:table-cell table:style-name="Table11.C2" office:value-type="string">
            <text:p text:style-name="Table_20_Contents">IPL Device Type:</text:p>
            <text:list xml:id="list679755101" text:style-name="L8">
              <text:list-item>
                <text:p text:style-name="P41">0x80 – Count-Key-Data device</text:p>
              </text:list-item>
              <text:list-item>
                <text:p text:style-name="P41">0x40 – Fixed-block Architecture device</text:p>
              </text:list-item>
              <text:list-item>
                <text:p text:style-name="P41">0x01 – CDROM device</text:p>
              </text:list-item>
            </text:list>
          </table:table-cell>
        </table:table-row>
        <table:table-row>
          <table:table-cell table:style-name="Table11.A2" office:value-type="string">
            <text:p text:style-name="P2">+4</text:p>
          </table:table-cell>
          <table:table-cell table:style-name="Table11.A2" office:value-type="string">
            <text:p text:style-name="P2">4</text:p>
          </table:table-cell>
          <table:table-cell table:style-name="Table11.C2" office:value-type="string">
            <text:p text:style-name="Table_20_Contents">IPL device identification ( zeros implies CDROM IPL)</text:p>
          </table:table-cell>
        </table:table-row>
        <table:table-row>
          <table:table-cell table:style-name="Table11.A2" office:value-type="string">
            <text:p text:style-name="P2">+8</text:p>
          </table:table-cell>
          <table:table-cell table:style-name="Table11.A2" office:value-type="string">
            <text:p text:style-name="P2">8</text:p>
          </table:table-cell>
          <table:table-cell table:style-name="Table11.C2" office:value-type="string">
            <text:p text:style-name="Table_20_Contents">LOADPARM data (ESA/390 or z/Architecture)</text:p>
          </table:table-cell>
        </table:table-row>
        <table:table-row>
          <table:table-cell table:style-name="Table11.A2" office:value-type="string">
            <text:p text:style-name="P2">+16</text:p>
          </table:table-cell>
          <table:table-cell table:style-name="Table11.A2" office:value-type="string">
            <text:p text:style-name="P2">8</text:p>
          </table:table-cell>
          <table:table-cell table:style-name="Table11.C2" office:value-type="string">
            <text:p text:style-name="Table_20_Contents">Installed main storage highest addressable byte</text:p>
          </table:table-cell>
        </table:table-row>
        <table:table-row>
          <table:table-cell table:style-name="Table11.A2" office:value-type="string">
            <text:p text:style-name="P2">+24</text:p>
          </table:table-cell>
          <table:table-cell table:style-name="Table11.A2" office:value-type="string">
            <text:p text:style-name="P2">8</text:p>
          </table:table-cell>
          <table:table-cell table:style-name="Table11.C2" office:value-type="string">
            <text:p text:style-name="Table_20_Contents">CPU ID as provided by STIDP (System/370 only)</text:p>
          </table:table-cell>
        </table:table-row>
        <table:table-row>
          <table:table-cell table:style-name="Table11.A2" office:value-type="string">
            <text:p text:style-name="P2">+32</text:p>
          </table:table-cell>
          <table:table-cell table:style-name="Table11.A2" office:value-type="string">
            <text:p text:style-name="P2">8</text:p>
          </table:table-cell>
          <table:table-cell table:style-name="Table11.C2" office:value-type="string">
            <text:p text:style-name="Table_20_Contents">Address of System Call Control Block SCP information (ESA/390 or z/Architecture)</text:p>
          </table:table-cell>
        </table:table-row>
        <text:soft-page-break/>
        <table:table-row>
          <table:table-cell table:style-name="Table11.A2" office:value-type="string">
            <text:p text:style-name="P2">+40</text:p>
          </table:table-cell>
          <table:table-cell table:style-name="Table11.A2" office:value-type="string">
            <text:p text:style-name="P2">8</text:p>
          </table:table-cell>
          <table:table-cell table:style-name="Table11.C2" office:value-type="string">
            <text:p text:style-name="Table_20_Contents">Address of SYSIB 1.1.1 Basic Configuration Information (ESA/390 or z/Architecture)</text:p>
          </table:table-cell>
        </table:table-row>
        <table:table-row>
          <table:table-cell table:style-name="Table11.A2" office:value-type="string">
            <text:p text:style-name="P2">+48</text:p>
          </table:table-cell>
          <table:table-cell table:style-name="Table11.A2" office:value-type="string">
            <text:p text:style-name="P2">8</text:p>
          </table:table-cell>
          <table:table-cell table:style-name="Table11.C2" office:value-type="string">
            <text:p text:style-name="Table_20_Contents">Address of the architecture support block for loader's internal usage</text:p>
          </table:table-cell>
        </table:table-row>
        <table:table-row>
          <table:table-cell table:style-name="Table11.A2" office:value-type="string">
            <text:p text:style-name="P2">+48</text:p>
          </table:table-cell>
          <table:table-cell table:style-name="Table11.A2" office:value-type="string">
            <text:p text:style-name="P2">2</text:p>
          </table:table-cell>
          <table:table-cell table:style-name="Table11.C2" office:value-type="string">
            <text:p text:style-name="Table_20_Contents">IPL CPU address</text:p>
          </table:table-cell>
        </table:table-row>
      </table:table>
      <text:p text:style-name="P17"/>
      <text:h text:style-name="Heading_20_3" text:outline-level="3">CKD DASD Content</text:h>
      <text:p text:style-name="P18">Cylinder 0, track 0, record 4 </text:p>
      <text:p text:style-name="P10">This record is used to contain the repository inventory list.</text:p>
      <text:h text:style-name="Heading_20_3" text:outline-level="3">FBA DASD Content</text:h>
      <text:p text:style-name="P19">Repository information is placed in the loader reserved area of the IPLP area. <text:s/>This corresponds to bytes 68-75 of sector 2 on the FBA IPL DASD volume and storage addresses 0x244-0x24B within the IPLP <text:span text:style-name="T1">.loader</text:span> section reserved area.</text:p>
      <text:p text:style-name="P18">Sector 2, bytes 68-71</text:p>
      <text:p text:style-name="P10">The starting sector of the repository inventory list is placed in bytes 64-67 of sector 2.</text:p>
      <text:p text:style-name="P16">Sector 2, bytes 72-75</text:p>
      <text:p text:style-name="P10">The size of the repository inventory list in bytes is placed in bytes 68-71 of sector 2.</text:p>
      <text:p text:style-name="P18"/>
      <text:p text:style-name="P8"/>
      <text:h text:style-name="Heading_20_1" text:outline-level="1">Bootstrap Loader Interface</text:h>
      <text:p text:style-name="Text_20_body">The <text:span text:style-name="T3">IPL ELF ABI Supplement</text:span> provides a mechanism for a bootstrap loader to communicate with the medium preparation processor. <text:s/>This section describes the content and meaning of the information communicated over this interface.</text:p>
      <text:p text:style-name="Text_20_body">The bootstrap loader interface data contains two parts:</text:p>
      <text:list xml:id="list1182129638" text:style-name="L9">
        <text:list-item>
          <text:p text:style-name="P29">information provided by the loader directing the medium preparation processor how to construct the data loaded by the loader and the capabilities provided by the loader and</text:p>
        </text:list-item>
        <text:list-item>
          <text:p text:style-name="P29">information about the medium content provided by the medium preparation processor assisting the loader in performing its load responsibilities.</text:p>
        </text:list-item>
      </text:list>
      <text:p text:style-name="Standard">The next two sections details this information.</text:p>
      <text:h text:style-name="Heading_20_2" text:outline-level="2">Loader Provided Information</text:h>
      <text:p text:style-name="Text_20_body">The first 16-bytes of a loader program segment contains the information provided by the loader to the medium preparation processor. <text:s/>The following content is expected by <text:span text:style-name="T1">iplmed.py</text:span>. <text:s/>Any information provided that does not conform to these requirements is treated as an error and the medium preparation process terminates.</text:p>
      <text:p text:style-name="Text_20_body">Refer to the IPL ELF ABI Supplement for format considerations of directed or stream blocked data.</text:p>
      <text:p text:style-name="Standard"/>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Disp.</text:p>
            </table:table-cell>
            <table:table-cell table:style-name="Table15.A1" office:value-type="string">
              <text:p text:style-name="Table_20_Heading">Length</text:p>
            </table:table-cell>
            <table:table-cell table:style-name="Table15.C1" office:value-type="string">
              <text:p text:style-name="Table_20_Heading">Description</text:p>
            </table:table-cell>
          </table:table-row>
        </table:table-header-rows>
        <table:table-row>
          <table:table-cell table:style-name="Table15.A2" office:value-type="string">
            <text:p text:style-name="P2">+0</text:p>
          </table:table-cell>
          <table:table-cell table:style-name="Table15.A2" office:value-type="string">
            <text:p text:style-name="P2">2</text:p>
          </table:table-cell>
          <table:table-cell table:style-name="Table15.C2" office:value-type="string">
            <text:p text:style-name="Table_20_Contents">Unsigned binary value indicating the physical device block length (includes the directed block header)</text:p>
          </table:table-cell>
        </table:table-row>
        <table:table-row>
          <table:table-cell table:style-name="Table15.A2" office:value-type="string">
            <text:p text:style-name="P2">+2</text:p>
          </table:table-cell>
          <table:table-cell table:style-name="Table15.A2" office:value-type="string">
            <text:p text:style-name="P2">1</text:p>
          </table:table-cell>
          <table:table-cell table:style-name="Table15.C2" office:value-type="string">
            <text:p text:style-name="Table_20_Contents">Block format for program content in ASCII (see below)</text:p>
          </table:table-cell>
        </table:table-row>
        <table:table-row>
          <table:table-cell table:style-name="Table15.A2" office:value-type="string">
            <text:p text:style-name="P2">+3</text:p>
          </table:table-cell>
          <table:table-cell table:style-name="Table15.A2" office:value-type="string">
            <text:p text:style-name="P2">1</text:p>
          </table:table-cell>
          <table:table-cell table:style-name="Table15.C2" office:value-type="string">
            <text:p text:style-name="Table_20_Contents">Block format for LOWC segment content in ASCII (see below)</text:p>
          </table:table-cell>
        </table:table-row>
        <table:table-row>
          <table:table-cell table:style-name="Table15.A2" office:value-type="string">
            <text:p text:style-name="P2">+4</text:p>
          </table:table-cell>
          <table:table-cell table:style-name="Table15.A2" office:value-type="string">
            <text:p text:style-name="P2">1</text:p>
          </table:table-cell>
          <table:table-cell table:style-name="Table15.C2" office:value-type="string">
            <text:p text:style-name="Table_20_Contents">End of block indicator in ASCII: “H”=directed header, “P”=physical device</text:p>
          </table:table-cell>
        </table:table-row>
        <table:table-row>
          <table:table-cell table:style-name="Table15.A2" office:value-type="string">
            <text:p text:style-name="P2">+5</text:p>
          </table:table-cell>
          <table:table-cell table:style-name="Table15.A2" office:value-type="string">
            <text:p text:style-name="P2">1</text:p>
          </table:table-cell>
          <table:table-cell table:style-name="Table15.C2" office:value-type="string">
            <text:p text:style-name="Table_20_Contents">Whether records should be padded to full block size: ASCII “Y” or “N”</text:p>
          </table:table-cell>
        </table:table-row>
        <table:table-row>
          <table:table-cell table:style-name="Table15.A2" office:value-type="string">
            <text:p text:style-name="P2">+6</text:p>
          </table:table-cell>
          <table:table-cell table:style-name="Table15.A2" office:value-type="string">
            <text:p text:style-name="P2">1</text:p>
          </table:table-cell>
          <table:table-cell table:style-name="Table15.C2" office:value-type="string">
            <text:p text:style-name="Table_20_Contents">Whether medium preparation process <text:s/>should provide the implementation specific data in the loader interface area of the segment or not: ASCII “Y” or “N”</text:p>
          </table:table-cell>
        </table:table-row>
        <table:table-row>
          <table:table-cell table:style-name="Table15.A2" office:value-type="string">
            <text:p text:style-name="P2">+7</text:p>
          </table:table-cell>
          <table:table-cell table:style-name="Table15.A2" office:value-type="string">
            <text:p text:style-name="P2">1</text:p>
          </table:table-cell>
          <table:table-cell table:style-name="Table15.C2" office:value-type="string">
            <text:p text:style-name="Table_20_Contents">Supported device type and I/O architecture flags:</text:p>
            <text:list xml:id="list412453353" text:style-name="L10">
              <text:list-item>
                <text:p text:style-name="P42">0x80 – Count-Key-Data devices</text:p>
              </text:list-item>
              <text:list-item>
                <text:p text:style-name="P42">0x40 – Extended-Count-Key-Data devices</text:p>
              </text:list-item>
              <text:list-item>
                <text:p text:style-name="P42">0x20 – Fixed-Block-Architecture devices</text:p>
              </text:list-item>
              <text:list-item>
                <text:p text:style-name="P42">0x10 – tape devices</text:p>
              </text:list-item>
              <text:list-item>
                <text:p text:style-name="P42">0x08 – unit record (card) devices</text:p>
              </text:list-item>
              <text:list-item>
                <text:p text:style-name="P42"><text:soft-page-break/>0x04 – Channel I/O architecture</text:p>
              </text:list-item>
              <text:list-item>
                <text:p text:style-name="P42">0x02 – Subchannel I/O architecture</text:p>
              </text:list-item>
              <text:list-item>
                <text:p text:style-name="P42">0x01 – CDROM device</text:p>
              </text:list-item>
            </text:list>
          </table:table-cell>
        </table:table-row>
        <table:table-row>
          <table:table-cell table:style-name="Table15.A2" office:value-type="string">
            <text:p text:style-name="P2">+8</text:p>
          </table:table-cell>
          <table:table-cell table:style-name="Table15.A2" office:value-type="string">
            <text:p text:style-name="P2">1</text:p>
          </table:table-cell>
          <table:table-cell table:style-name="Table15.C2" office:value-type="string">
            <text:p text:style-name="Table_20_Contents">Supported CPU architecture flags:</text:p>
            <text:list xml:id="list457828122" text:style-name="L11">
              <text:list-item>
                <text:p text:style-name="P43">0x80 – System/370 CPU architecture</text:p>
              </text:list-item>
              <text:list-item>
                <text:p text:style-name="P43">0x40 – ESA/390 CPU architecture</text:p>
              </text:list-item>
              <text:list-item>
                <text:p text:style-name="P43">0x20 – z/Architecture CPU architecture</text:p>
              </text:list-item>
            </text:list>
            <text:p text:style-name="Table_20_Contents">Bits 3-7 are reserved and must be zero.</text:p>
          </table:table-cell>
        </table:table-row>
        <table:table-row>
          <table:table-cell table:style-name="Table15.A2" office:value-type="string">
            <text:p text:style-name="P2">+9</text:p>
          </table:table-cell>
          <table:table-cell table:style-name="Table15.A2" office:value-type="string">
            <text:p text:style-name="P2">7</text:p>
          </table:table-cell>
          <table:table-cell table:style-name="Table15.C2" office:value-type="string">
            <text:p text:style-name="Table_20_Contents">Reserved, must be initialized to binary zeros (0x00)</text:p>
          </table:table-cell>
        </table:table-row>
      </table:table>
      <text:p text:style-name="Text_20_body"/>
      <text:p text:style-name="Text_20_body">Block Format is indicated by an ASCII value:</text:p>
      <text:list xml:id="list1685271435" text:style-name="L12">
        <text:list-item>
          <text:p text:style-name="P30">“S” - use stream format blocks for content</text:p>
        </text:list-item>
        <text:list-item>
          <text:p text:style-name="P30">“D” - use directed format blocks for content</text:p>
        </text:list-item>
        <text:list-item>
          <text:p text:style-name="P30">“N” - do not generate blocks for this content if present.</text:p>
        </text:list-item>
      </text:list>
      <text:p text:style-name="Text_20_body">Any value that does not conform to those described above are considered in error and should abort the medium preparation process. <text:s/>Byte 6 of the loader provided information must be set to “Y” for this information to be supplied.</text:p>
      <text:h text:style-name="Heading_20_2" text:outline-level="2">Medium Preparation Provided Information</text:h>
      <text:p text:style-name="Text_20_body">The second 16-bytes of a loader program segment contain information provided by the medium preparation processor for use by the bootstrap loader during the load process. <text:s/>The information provided is dependent upon the supported IPL medium. <text:s/></text:p>
      <text:p text:style-name="Text_20_body">Regardless of the medium, the last byte of the medium preparation process provided data will contain a flag indicating the class of device that must be supported by the bootstrap loader. <text:s/>The same flags as used by the loader in byte 7 of its supplied information are used. <text:s/>This provides an opportunity for the bootstrap loader to validate that it can support the IPL device.</text:p>
      <text:h text:style-name="Heading_20_3" text:outline-level="3">CDROM Devices</text:h>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isp.</text:p>
            </table:table-cell>
            <table:table-cell table:style-name="Table3.A1" office:value-type="string">
              <text:p text:style-name="Table_20_Heading">Length</text:p>
            </table:table-cell>
            <table:table-cell table:style-name="Table3.C1" office:value-type="string">
              <text:p text:style-name="Table_20_Heading">Description</text:p>
            </table:table-cell>
          </table:table-row>
        </table:table-header-rows>
        <table:table-row>
          <table:table-cell table:style-name="Table3.A2" office:value-type="string">
            <text:p text:style-name="P2">+0</text:p>
          </table:table-cell>
          <table:table-cell table:style-name="Table3.A2" office:value-type="string">
            <text:p text:style-name="P2">4</text:p>
          </table:table-cell>
          <table:table-cell table:style-name="Table3.C2" office:value-type="string">
            <text:p text:style-name="Table_20_Contents">Bootstrapped program's entry address</text:p>
          </table:table-cell>
        </table:table-row>
        <table:table-row>
          <table:table-cell table:style-name="Table3.A2" office:value-type="string">
            <text:p text:style-name="P2">+4</text:p>
          </table:table-cell>
          <table:table-cell table:style-name="Table3.A2" office:value-type="string">
            <text:p text:style-name="P2">10</text:p>
          </table:table-cell>
          <table:table-cell table:style-name="Table3.C2" office:value-type="string">
            <text:p text:style-name="Table_20_Contents">Reserved, set to zeros (0x00)</text:p>
          </table:table-cell>
        </table:table-row>
        <table:table-row>
          <table:table-cell table:style-name="Table3.A2" office:value-type="string">
            <text:p text:style-name="P2">+14</text:p>
          </table:table-cell>
          <table:table-cell table:style-name="Table3.A2" office:value-type="string">
            <text:p text:style-name="P2">1</text:p>
          </table:table-cell>
          <table:table-cell table:style-name="Table3.C2" office:value-type="string">
            <text:p text:style-name="Table_20_Contents">Required bootstrap program architecture, as an unsigned binary value:</text:p>
            <text:list xml:id="list459688118" text:style-name="L13">
              <text:list-item>
                <text:p text:style-name="P44">0x24 – System/370</text:p>
              </text:list-item>
              <text:list-item>
                <text:p text:style-name="P44">0x31 – ESA/390</text:p>
              </text:list-item>
              <text:list-item>
                <text:p text:style-name="P44"><text:soft-page-break/>0x64 – z/Architecture</text:p>
              </text:list-item>
            </text:list>
          </table:table-cell>
        </table:table-row>
        <table:table-row>
          <table:table-cell table:style-name="Table3.A2" office:value-type="string">
            <text:p text:style-name="P2">+15</text:p>
          </table:table-cell>
          <table:table-cell table:style-name="Table3.A2" office:value-type="string">
            <text:p text:style-name="P2">1</text:p>
          </table:table-cell>
          <table:table-cell table:style-name="Table3.C2" office:value-type="string">
            <text:p text:style-name="Table_20_Contents">Required device support – 0x01 for CDROM device</text:p>
          </table:table-cell>
        </table:table-row>
      </table:table>
      <text:h text:style-name="Heading_20_3" text:outline-level="3"/>
      <text:h text:style-name="Heading_20_3" text:outline-level="3">Count-Key-Data Direct Access Storage Devices</text:h>
      <text:p text:style-name="Text_20_body"/>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Disp.</text:p>
            </table:table-cell>
            <table:table-cell table:style-name="Table2.A1" office:value-type="string">
              <text:p text:style-name="Table_20_Heading">Length</text:p>
            </table:table-cell>
            <table:table-cell table:style-name="Table2.C1" office:value-type="string">
              <text:p text:style-name="Table_20_Heading">Description</text:p>
            </table:table-cell>
          </table:table-row>
        </table:table-header-rows>
        <table:table-row>
          <table:table-cell table:style-name="Table2.A2" office:value-type="string">
            <text:p text:style-name="P2">+0</text:p>
          </table:table-cell>
          <table:table-cell table:style-name="Table2.A2" office:value-type="string">
            <text:p text:style-name="P2">2</text:p>
          </table:table-cell>
          <table:table-cell table:style-name="Table2.C2" office:value-type="string">
            <text:p text:style-name="Table_20_Contents">The cylinder in which the first IPL program block resides as an unsigned binary value.</text:p>
          </table:table-cell>
        </table:table-row>
        <table:table-row>
          <table:table-cell table:style-name="Table2.A2" office:value-type="string">
            <text:p text:style-name="P2">+2</text:p>
          </table:table-cell>
          <table:table-cell table:style-name="Table2.A2" office:value-type="string">
            <text:p text:style-name="P2">2</text:p>
          </table:table-cell>
          <table:table-cell table:style-name="Table2.C2" office:value-type="string">
            <text:p text:style-name="Table_20_Contents">The track in which the first IPL program block resides as an unsigned binary value.</text:p>
          </table:table-cell>
        </table:table-row>
        <table:table-row>
          <table:table-cell table:style-name="Table2.A2" office:value-type="string">
            <text:p text:style-name="P2">+4</text:p>
          </table:table-cell>
          <table:table-cell table:style-name="Table2.A2" office:value-type="string">
            <text:p text:style-name="P2">1</text:p>
          </table:table-cell>
          <table:table-cell table:style-name="Table2.C2" office:value-type="string">
            <text:p text:style-name="Table_20_Contents">The record identification of the first IPL program block as an unsigned binary value</text:p>
          </table:table-cell>
        </table:table-row>
        <table:table-row>
          <table:table-cell table:style-name="Table2.A2" office:value-type="string">
            <text:p text:style-name="P2">+5</text:p>
          </table:table-cell>
          <table:table-cell table:style-name="Table2.A2" office:value-type="string">
            <text:p text:style-name="P2">1</text:p>
          </table:table-cell>
          <table:table-cell table:style-name="Table2.C2" office:value-type="string">
            <text:p text:style-name="Table_20_Contents">Maximum number of records on a track with the specified block size</text:p>
          </table:table-cell>
        </table:table-row>
        <table:table-row>
          <table:table-cell table:style-name="Table2.A2" office:value-type="string">
            <text:p text:style-name="P2">+6</text:p>
          </table:table-cell>
          <table:table-cell table:style-name="Table2.A2" office:value-type="string">
            <text:p text:style-name="P2">2</text:p>
          </table:table-cell>
          <table:table-cell table:style-name="Table2.C2" office:value-type="string">
            <text:p text:style-name="Table_20_Contents">Maximum cylinder number on this device</text:p>
          </table:table-cell>
        </table:table-row>
        <table:table-row>
          <table:table-cell table:style-name="Table2.A2" office:value-type="string">
            <text:p text:style-name="P2">+8</text:p>
          </table:table-cell>
          <table:table-cell table:style-name="Table2.A2" office:value-type="string">
            <text:p text:style-name="P2">2</text:p>
          </table:table-cell>
          <table:table-cell table:style-name="Table2.C2" office:value-type="string">
            <text:p text:style-name="Table_20_Contents">Maximum head number on this device</text:p>
          </table:table-cell>
        </table:table-row>
        <table:table-row>
          <table:table-cell table:style-name="Table2.A2" office:value-type="string">
            <text:p text:style-name="P2">+10</text:p>
          </table:table-cell>
          <table:table-cell table:style-name="Table2.A2" office:value-type="string">
            <text:p text:style-name="P2">4</text:p>
          </table:table-cell>
          <table:table-cell table:style-name="Table2.C2" office:value-type="string">
            <text:p text:style-name="Table_20_Contents">Reserved, must be set to zeros (0x00)</text:p>
          </table:table-cell>
        </table:table-row>
        <table:table-row>
          <table:table-cell table:style-name="Table2.A2" office:value-type="string">
            <text:p text:style-name="P2">+14</text:p>
          </table:table-cell>
          <table:table-cell table:style-name="Table2.A2" office:value-type="string">
            <text:p text:style-name="P2">1</text:p>
          </table:table-cell>
          <table:table-cell table:style-name="Table2.C2" office:value-type="string">
            <text:p text:style-name="Table_20_Contents">Required bootstrap program architecture, as an unsigned binary value:</text:p>
            <text:list xml:id="list993175300" text:continue-numbering="true" text:style-name="L13">
              <text:list-item>
                <text:p text:style-name="P44">0x24 – System/370</text:p>
              </text:list-item>
              <text:list-item>
                <text:p text:style-name="P44">0x31 – ESA/390</text:p>
              </text:list-item>
              <text:list-item>
                <text:p text:style-name="P44">0x64 – z/Architecture</text:p>
              </text:list-item>
            </text:list>
          </table:table-cell>
        </table:table-row>
        <table:table-row>
          <table:table-cell table:style-name="Table2.A2" office:value-type="string">
            <text:p text:style-name="P2">+15</text:p>
          </table:table-cell>
          <table:table-cell table:style-name="Table2.A2" office:value-type="string">
            <text:p text:style-name="P2">1</text:p>
          </table:table-cell>
          <table:table-cell table:style-name="Table2.C2" office:value-type="string">
            <text:p text:style-name="Table_20_Contents">Required device support:</text:p>
            <text:list xml:id="list1288052197" text:style-name="L14">
              <text:list-item>
                <text:p text:style-name="P45">0x80 for Count-Key-Data device</text:p>
              </text:list-item>
              <text:list-item>
                <text:p text:style-name="P45">0x04 or 0x02 depending upon I/O architecture</text:p>
              </text:list-item>
            </text:list>
          </table:table-cell>
        </table:table-row>
      </table:table>
      <text:p text:style-name="Text_20_body"/>
      <text:h text:style-name="Heading_20_3" text:outline-level="3">Fixed-Block-Architecture Direct Access Storage Devices</text:h>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isp.</text:p>
            </table:table-cell>
            <table:table-cell table:style-name="Table1.A1" office:value-type="string">
              <text:p text:style-name="Table_20_Heading">Length</text:p>
            </table:table-cell>
            <table:table-cell table:style-name="Table1.C1" office:value-type="string">
              <text:p text:style-name="Table_20_Heading">Description</text:p>
            </table:table-cell>
          </table:table-row>
        </table:table-header-rows>
        <table:table-row>
          <table:table-cell table:style-name="Table1.A2" office:value-type="string">
            <text:p text:style-name="P2">+0</text:p>
          </table:table-cell>
          <table:table-cell table:style-name="Table1.A2" office:value-type="string">
            <text:p text:style-name="P2">4</text:p>
          </table:table-cell>
          <table:table-cell table:style-name="Table1.C2" office:value-type="string">
            <text:p text:style-name="Table_20_Contents">The sector number of the first sector containing IPL program content as an unsigned binary value.</text:p>
          </table:table-cell>
        </table:table-row>
        <table:table-row>
          <table:table-cell table:style-name="Table1.A2" office:value-type="string">
            <text:p text:style-name="P2">+4</text:p>
          </table:table-cell>
          <table:table-cell table:style-name="Table1.A2" office:value-type="string">
            <text:p text:style-name="P2">10</text:p>
          </table:table-cell>
          <table:table-cell table:style-name="Table1.C2" office:value-type="string">
            <text:p text:style-name="Table_20_Contents">Unused, set to binary zeros (0x00)</text:p>
          </table:table-cell>
        </table:table-row>
        <table:table-row>
          <table:table-cell table:style-name="Table1.A2" office:value-type="string">
            <text:p text:style-name="P2">+14</text:p>
          </table:table-cell>
          <table:table-cell table:style-name="Table1.A2" office:value-type="string">
            <text:p text:style-name="P2">1</text:p>
          </table:table-cell>
          <table:table-cell table:style-name="Table1.C2" office:value-type="string">
            <text:p text:style-name="Table_20_Contents">Required bootstrap program architecture, as an unsigned binary value:</text:p>
            <text:list xml:id="list679616134" text:continue-list="list993175300" text:style-name="L13">
              <text:list-item>
                <text:p text:style-name="P44"><text:soft-page-break/>0x24 – System/370</text:p>
              </text:list-item>
              <text:list-item>
                <text:p text:style-name="P44">0x31 – ESA/390</text:p>
              </text:list-item>
              <text:list-item>
                <text:p text:style-name="P44">0x64 – z/Architecture</text:p>
              </text:list-item>
            </text:list>
          </table:table-cell>
        </table:table-row>
        <table:table-row>
          <table:table-cell table:style-name="Table1.A2" office:value-type="string">
            <text:p text:style-name="P2">+15</text:p>
          </table:table-cell>
          <table:table-cell table:style-name="Table1.A2" office:value-type="string">
            <text:p text:style-name="P2">1</text:p>
          </table:table-cell>
          <table:table-cell table:style-name="Table1.C2" office:value-type="string">
            <text:p text:style-name="Table_20_Contents">Required device support</text:p>
            <text:list xml:id="list2169564775" text:style-name="L15">
              <text:list-item>
                <text:p text:style-name="P46">0x20 for Fixed-Block-Architecture device</text:p>
              </text:list-item>
              <text:list-item>
                <text:p text:style-name="P46">0x04 or 0x02 depending upon I/O architecture</text:p>
              </text:list-item>
            </text:list>
          </table:table-cell>
        </table:table-row>
      </table:table>
      <text:p text:style-name="Text_20_body"/>
      <text:h text:style-name="Heading_20_3" text:outline-level="3">Tape Devices</text:h>
      <text:p text:style-name="Text_20_body"/>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Disp.</text:p>
            </table:table-cell>
            <table:table-cell table:style-name="Table5.A1" office:value-type="string">
              <text:p text:style-name="Table_20_Heading">Length</text:p>
            </table:table-cell>
            <table:table-cell table:style-name="Table5.C1" office:value-type="string">
              <text:p text:style-name="Table_20_Heading">Description</text:p>
            </table:table-cell>
          </table:table-row>
        </table:table-header-rows>
        <table:table-row>
          <table:table-cell table:style-name="Table5.A2" office:value-type="string">
            <text:p text:style-name="P2">+0</text:p>
          </table:table-cell>
          <table:table-cell table:style-name="Table5.A2" office:value-type="string">
            <text:p text:style-name="P2">14</text:p>
          </table:table-cell>
          <table:table-cell table:style-name="Table5.C2" office:value-type="string">
            <text:p text:style-name="Table_20_Contents">Unused, set to binary zeros (0x00)</text:p>
          </table:table-cell>
        </table:table-row>
        <table:table-row>
          <table:table-cell table:style-name="Table5.A2" office:value-type="string">
            <text:p text:style-name="P2">+14</text:p>
          </table:table-cell>
          <table:table-cell table:style-name="Table5.A2" office:value-type="string">
            <text:p text:style-name="P2">1</text:p>
          </table:table-cell>
          <table:table-cell table:style-name="Table5.C2" office:value-type="string">
            <text:p text:style-name="Table_20_Contents">Required bootstrap program architecture, as an unsigned binary value:</text:p>
            <text:list xml:id="list1371050466" text:continue-list="list679616134" text:style-name="L13">
              <text:list-item>
                <text:p text:style-name="P44">0x24 – System/370</text:p>
              </text:list-item>
              <text:list-item>
                <text:p text:style-name="P44">0x31 – ESA/390</text:p>
              </text:list-item>
              <text:list-item>
                <text:p text:style-name="P44">0x64 – z/Architecture</text:p>
              </text:list-item>
            </text:list>
          </table:table-cell>
        </table:table-row>
        <table:table-row>
          <table:table-cell table:style-name="Table5.A2" office:value-type="string">
            <text:p text:style-name="P2">+15</text:p>
          </table:table-cell>
          <table:table-cell table:style-name="Table5.A2" office:value-type="string">
            <text:p text:style-name="P2">1</text:p>
          </table:table-cell>
          <table:table-cell table:style-name="Table5.C2" office:value-type="string">
            <text:p text:style-name="Table_20_Contents">Required device support</text:p>
            <text:list xml:id="list1172246770" text:style-name="L16">
              <text:list-item>
                <text:p text:style-name="P47">0x10 for tape device</text:p>
              </text:list-item>
            </text:list>
            <text:list xml:id="list126046882" text:continue-list="list2169564775" text:style-name="L15">
              <text:list-item>
                <text:p text:style-name="P46">0x04 or 0x02 depending upon I/O architecture</text:p>
              </text:list-item>
            </text:list>
          </table:table-cell>
        </table:table-row>
      </table:table>
      <text:p text:style-name="Text_20_body"/>
      <text:h text:style-name="Heading_20_3" text:outline-level="3">Unit Record Devices</text:h>
      <text:p text:style-name="Text_20_body"/>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Disp.</text:p>
            </table:table-cell>
            <table:table-cell table:style-name="Table4.A1" office:value-type="string">
              <text:p text:style-name="Table_20_Heading">Length</text:p>
            </table:table-cell>
            <table:table-cell table:style-name="Table4.C1" office:value-type="string">
              <text:p text:style-name="Table_20_Heading">Description</text:p>
            </table:table-cell>
          </table:table-row>
        </table:table-header-rows>
        <table:table-row>
          <table:table-cell table:style-name="Table4.A2" office:value-type="string">
            <text:p text:style-name="P2">+0</text:p>
          </table:table-cell>
          <table:table-cell table:style-name="Table4.A2" office:value-type="string">
            <text:p text:style-name="P2">14</text:p>
          </table:table-cell>
          <table:table-cell table:style-name="Table4.C2" office:value-type="string">
            <text:p text:style-name="Table_20_Contents">Unused, set to binary zeros (0x00)</text:p>
          </table:table-cell>
        </table:table-row>
        <table:table-row>
          <table:table-cell table:style-name="Table4.A2" office:value-type="string">
            <text:p text:style-name="P2">+14</text:p>
          </table:table-cell>
          <table:table-cell table:style-name="Table4.A2" office:value-type="string">
            <text:p text:style-name="P2">1</text:p>
          </table:table-cell>
          <table:table-cell table:style-name="Table4.C2" office:value-type="string">
            <text:p text:style-name="Table_20_Contents">Required bootstrap program architecture, as an unsigned binary value:</text:p>
            <text:list xml:id="list680799050" text:continue-list="list1371050466" text:style-name="L13">
              <text:list-item>
                <text:p text:style-name="P44">0x24 – System/370</text:p>
              </text:list-item>
              <text:list-item>
                <text:p text:style-name="P44">0x31 – ESA/390</text:p>
              </text:list-item>
              <text:list-item>
                <text:p text:style-name="P44">0x64 – z/Architecture</text:p>
              </text:list-item>
            </text:list>
          </table:table-cell>
        </table:table-row>
        <table:table-row>
          <table:table-cell table:style-name="Table4.A2" office:value-type="string">
            <text:p text:style-name="P2">+15</text:p>
          </table:table-cell>
          <table:table-cell table:style-name="Table4.A2" office:value-type="string">
            <text:p text:style-name="P2">1</text:p>
          </table:table-cell>
          <table:table-cell table:style-name="Table4.C2" office:value-type="string">
            <text:p text:style-name="Table_20_Contents">Required device support</text:p>
            <text:list xml:id="list1795488440" text:style-name="L17">
              <text:list-item>
                <text:p text:style-name="P48">0x08 for unit record device</text:p>
              </text:list-item>
            </text:list>
            <text:list xml:id="list2107304933" text:continue-list="list126046882" text:style-name="L15">
              <text:list-item>
                <text:p text:style-name="P46">0x04 or 0x02 depending upon I/O architecture</text:p>
              </text:list-item>
            </text:list>
          </table:table-cell>
        </table:table-row>
      </table:table>
      <text:p text:style-name="Standard"/>
      <text:p text:style-name="Standard"/>
      <text:p text:style-name="Standard"/>
      <text:p text:style-name="P7"/>
      <text:h text:style-name="Heading_20_1" text:outline-level="1">Program Repository</text:h>
      <text:p text:style-name="Text_20_body">The program repository is an extension provided by the IPL Medium Preparation Processor. <text:s/>The repository is available only for Direct Access Storage Devices (DASD) and CDROM devices. <text:s/>The repository consists of programs or other content stored on the volume with a simple repository inventory. <text:s/>The repository is effectively a very simple read-only file system. <text:s/>The inventory identifies, by name, the stored content, its size in bytes, where it resides on the storage medium and, optionally, a targeted storage load location. <text:s/></text:p>
      <text:p text:style-name="Text_20_body">The program repository consists of two components:</text:p>
      <text:list xml:id="list837294496" text:style-name="L18">
        <text:list-item>
          <text:p text:style-name="P31">a Repository Content Specification that identifies the repository content to be placed on the IPL medium and</text:p>
        </text:list-item>
        <text:list-item>
          <text:p text:style-name="P31">a Repository Inventory that communicates to a running program the available content on the IPL medium.</text:p>
        </text:list-item>
      </text:list>
      <text:p text:style-name="Text_20_body">Information about the repository is placed on the storage medium in areas reserved for the medium preparation process by the IPL ELF ABI Supplement:</text:p>
      <text:list xml:id="list2066362828" text:style-name="L19">
        <text:list-item>
          <text:p text:style-name="P32">(E)CKD DASD – Cylinder 0, Head 0, Record 4 has key content in EBCDIC of “REPO” and data content consisting of the repository inventory.</text:p>
        </text:list-item>
        <text:list-item>
          <text:p text:style-name="P32">FBA DASD – Bytes 256-259 of sector 2 contains the sector number of the first sector of the repository inventory and bytes 260-263 contain the length of the inventory in bytes. <text:s/>Bytes 256-511 are reserved for the preparation processors usage.</text:p>
        </text:list-item>
        <text:list-item>
          <text:p text:style-name="P32">CDROM – The repository inventory is placed in the directory using the file name “REPO”. <text:s/>Access to the repository inventory and repository content requires use of service processor input/output functions provided as part of the SERVC instruction.</text:p>
        </text:list-item>
      </text:list>
      <text:p text:style-name="Text_20_body">The program repository is considered a part of the application loaded during the IPL function. <text:s text:c="3"/>Support for accessing the repository may be provided by the either the bootstrap loader via the services parameter block or directly by the IPL ELF executable.</text:p>
      <text:p text:style-name="Text_20_body">The program repository may also reside directly in the Hercules host file system if the Host Resource Access Facility is available and enabled. <text:s/>In this case the Repository Content Specification may be used directly or processed into an inventory for use. <text:s/>The IPL parameters supplied in registers 0 through 15 may used to locate the content specification or inventory in the host file system.</text:p>
      <text:h text:style-name="Heading_20_2" text:outline-level="2">Repository Content Specification</text:h>
      <text:p text:style-name="Text_20_body">The repository content is specified by means of a host text file identified by the <text:span text:style-name="T1">–-repo</text:span> command line option. <text:s/>A host file destined for the repository is identified by a single line in the file with the following parameter syntax:</text:p>
      <text:p text:style-name="P11">name host_file_path [target_load | *] [BRANCH | CALL | LOAD]</text:p>
      <text:p text:style-name="P14"><text:soft-page-break/>The meaning of the parameters are as follows:</text:p>
      <text:list xml:id="list846020159" text:style-name="L20">
        <text:list-item>
          <text:p text:style-name="P33"><text:span text:style-name="T2">name</text:span> - A one to eight character name identifying the content in the repository. <text:s/>The name must start with an alphabetic character and be followed by optional alphanumeric characters.</text:p>
        </text:list-item>
        <text:list-item>
          <text:p text:style-name="P33"><text:span text:style-name="T2">host_file_path</text:span> – The host path to the file whose contents will be placed on the repository. <text:s/>The content must have a length greater than zero. <text:s/>Environment variables encountered in the host_file_path parameter are expanded by the processor.</text:p>
        </text:list-item>
        <text:list-item>
          <text:p text:style-name="P33"><text:span text:style-name="T2">target_load</text:span> – The optional address at which the content should be placed in storage. <text:s/>The default, <text:span text:style-name="T2">*</text:span>, loads the file at the start of the next 4K page boundary. <text:s/>The target_load is initialized to 0x10000. <text:s/>No requirement exists for the content to actually be loaded at the target location. <text:s/>Executable relocation must be accommodated if an executable is loaded anywhere other than its linkage editor load address. <text:s/>'*' is only adjusted for content flagged for loading. <text:s/>How the current location is adjusted is implementation specific.</text:p>
        </text:list-item>
        <text:list-item>
          <text:p text:style-name="P33"><text:span text:style-name="T2">BRANCH</text:span> – Indicates that this content is to be loaded and entered via a branch to the ELF entry point. <text:s/>“LOAD” is implied.</text:p>
        </text:list-item>
        <text:list-item>
          <text:p text:style-name="P33"><text:span text:style-name="T6">CALL</text:span> – Indicates that this content is to be loaded and entered via a call to the entry point using the main process entry function signature. <text:s/>“LOAD” is implied.</text:p>
        </text:list-item>
        <text:list-item>
          <text:p text:style-name="P33"><text:span text:style-name="T2">LOAD</text:span> – Indicates this content should be loaded but not entered.</text:p>
        </text:list-item>
      </text:list>
      <text:p text:style-name="P14">Comments start with a “#” character at any point on the line. <text:s/>A statement lacking any parameters is ignored.</text:p>
      <text:h text:style-name="Heading_20_2" text:outline-level="2">Repository Inventory</text:h>
      <text:p text:style-name="Text_20_body">The repository inventory entry has the following format. <text:s/>The general structure is the same for each storage medium. <text:s/>Some fields are device specific. <text:s/>Content name is constrained to eight characters by the CDROM SERVC real interface limitation. <text:s/>“Type” indicates whether the field is required (“R”) in a repository inventory or available for implementation (“I”) u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Disp.</text:p>
            </table:table-cell>
            <table:table-cell table:style-name="Table6.A1" office:value-type="string">
              <text:p text:style-name="Table_20_Heading">Length</text:p>
            </table:table-cell>
            <table:table-cell table:style-name="Table6.A1" office:value-type="string">
              <text:p text:style-name="Table_20_Heading">Type</text:p>
            </table:table-cell>
            <table:table-cell table:style-name="Table6.A1" office:value-type="string">
              <text:p text:style-name="Table_20_Heading">Format</text:p>
            </table:table-cell>
            <table:table-cell table:style-name="Table6.E1" office:value-type="string">
              <text:p text:style-name="Table_20_Heading">Description</text:p>
            </table:table-cell>
          </table:table-row>
        </table:table-header-rows>
        <table:table-row>
          <table:table-cell table:style-name="Table6.A2" office:value-type="string">
            <text:p text:style-name="P2">+0</text:p>
          </table:table-cell>
          <table:table-cell table:style-name="Table6.A2" office:value-type="string">
            <text:p text:style-name="P2">8</text:p>
          </table:table-cell>
          <table:table-cell table:style-name="Table6.A2" office:value-type="string">
            <text:p text:style-name="P2">R</text:p>
          </table:table-cell>
          <table:table-cell table:style-name="Table6.A2" office:value-type="string">
            <text:p text:style-name="P2">character</text:p>
          </table:table-cell>
          <table:table-cell table:style-name="Table6.E2" office:value-type="string">
            <text:p text:style-name="Table_20_Contents">EBCDIC name of the content, left justified and space filled with 0x40.</text:p>
          </table:table-cell>
        </table:table-row>
        <table:table-row>
          <table:table-cell table:style-name="Table6.A2" office:value-type="string">
            <text:p text:style-name="P2">+8</text:p>
          </table:table-cell>
          <table:table-cell table:style-name="Table6.A2" office:value-type="string">
            <text:p text:style-name="P2">8</text:p>
          </table:table-cell>
          <table:table-cell table:style-name="Table6.A2" office:value-type="string">
            <text:p text:style-name="P2">R</text:p>
          </table:table-cell>
          <table:table-cell table:style-name="Table6.A2" office:value-type="string">
            <text:p text:style-name="P2">unsigned binary</text:p>
          </table:table-cell>
          <table:table-cell table:style-name="Table6.E2" office:value-type="string">
            <text:p text:style-name="Table_20_Contents">Targeted load address.</text:p>
          </table:table-cell>
        </table:table-row>
        <table:table-row>
          <table:table-cell table:style-name="Table6.A2" office:value-type="string">
            <text:p text:style-name="P2">+16</text:p>
          </table:table-cell>
          <table:table-cell table:style-name="Table6.A2" office:value-type="string">
            <text:p text:style-name="P2">4</text:p>
          </table:table-cell>
          <table:table-cell table:style-name="Table6.A2" office:value-type="string">
            <text:p text:style-name="P2">R</text:p>
          </table:table-cell>
          <table:table-cell table:style-name="Table6.A2" office:value-type="string">
            <text:p text:style-name="P2">unsigned binary</text:p>
          </table:table-cell>
          <table:table-cell table:style-name="Table6.E2" office:value-type="string">
            <text:p text:style-name="Table_20_Contents">Size of this repository content in bytes</text:p>
          </table:table-cell>
        </table:table-row>
        <table:table-row>
          <table:table-cell table:style-name="Table6.A2" office:value-type="string">
            <text:p text:style-name="P2">+20</text:p>
          </table:table-cell>
          <table:table-cell table:style-name="Table6.A2" office:value-type="string">
            <text:p text:style-name="P2">4</text:p>
          </table:table-cell>
          <table:table-cell table:style-name="Table6.A2" office:value-type="string">
            <text:p text:style-name="P2">I</text:p>
          </table:table-cell>
          <table:table-cell table:style-name="Table6.A2" office:value-type="string">
            <text:p text:style-name="P2">Device specific</text:p>
          </table:table-cell>
          <table:table-cell table:style-name="Table6.E2" office:value-type="string">
            <text:p text:style-name="Table_20_Contents">Starting location of this content:</text:p>
            <text:list xml:id="list256620591" text:style-name="L21">
              <text:list-item>
                <text:p text:style-name="P49">(E)CKD – two unsigned two-byte binary values indicating the starting cylinder and head of the content, respectively (CCHH)</text:p>
              </text:list-item>
              <text:list-item>
                <text:p text:style-name="P49">FBA – sector number of the first sector of the content</text:p>
              </text:list-item>
              <text:list-item>
                <text:p text:style-name="P49"><text:soft-page-break/>CDROM – not used, zero</text:p>
              </text:list-item>
            </text:list>
          </table:table-cell>
        </table:table-row>
        <table:table-row>
          <table:table-cell table:style-name="Table6.A2" office:value-type="string">
            <text:p text:style-name="P2">+24</text:p>
          </table:table-cell>
          <table:table-cell table:style-name="Table6.A2" office:value-type="string">
            <text:p text:style-name="P2">2</text:p>
          </table:table-cell>
          <table:table-cell table:style-name="Table6.A2" office:value-type="string">
            <text:p text:style-name="P2">I</text:p>
          </table:table-cell>
          <table:table-cell table:style-name="Table6.A2" office:value-type="string">
            <text:p text:style-name="P2">unsigned binary</text:p>
          </table:table-cell>
          <table:table-cell table:style-name="Table6.E2" office:value-type="string">
            <text:p text:style-name="Table_20_Contents">Size in bytes of the logical stream record. <text:s/>Not used by CDROM</text:p>
          </table:table-cell>
        </table:table-row>
        <table:table-row>
          <table:table-cell table:style-name="Table6.A2" office:value-type="string">
            <text:p text:style-name="P2">+26</text:p>
          </table:table-cell>
          <table:table-cell table:style-name="Table6.A2" office:value-type="string">
            <text:p text:style-name="P2">1</text:p>
          </table:table-cell>
          <table:table-cell table:style-name="Table6.A2" office:value-type="string">
            <text:p text:style-name="P2">I</text:p>
          </table:table-cell>
          <table:table-cell table:style-name="Table6.A2" office:value-type="string">
            <text:p text:style-name="P2">unsigned binary</text:p>
          </table:table-cell>
          <table:table-cell table:style-name="Table6.E2" office:value-type="string">
            <text:p text:style-name="Table_20_Contents">Number of device units with regards to the logical record:</text:p>
            <text:list xml:id="list1682090442" text:style-name="L22">
              <text:list-item>
                <text:p text:style-name="P50">(E)CKD – number of logical records per track</text:p>
              </text:list-item>
              <text:list-item>
                <text:p text:style-name="P50">FBA – number of sectors per logical record</text:p>
              </text:list-item>
              <text:list-item>
                <text:p text:style-name="P50">CDROM – not used, zero</text:p>
              </text:list-item>
            </text:list>
          </table:table-cell>
        </table:table-row>
        <table:table-row>
          <table:table-cell table:style-name="Table6.A2" office:value-type="string">
            <text:p text:style-name="P2">+27</text:p>
          </table:table-cell>
          <table:table-cell table:style-name="Table6.A2" office:value-type="string">
            <text:p text:style-name="P2">1</text:p>
          </table:table-cell>
          <table:table-cell table:style-name="Table6.A2" office:value-type="string">
            <text:p text:style-name="P2">I</text:p>
          </table:table-cell>
          <table:table-cell table:style-name="Table6.A2" office:value-type="string">
            <text:p text:style-name="P2">unsigned binary</text:p>
          </table:table-cell>
          <table:table-cell table:style-name="Table6.E2" office:value-type="string">
            <text:p text:style-name="Table_20_Contents">(E)CKD only – number of tracks per cylinder</text:p>
          </table:table-cell>
        </table:table-row>
        <table:table-row>
          <table:table-cell table:style-name="Table6.A2" office:value-type="string">
            <text:p text:style-name="P2">+28</text:p>
          </table:table-cell>
          <table:table-cell table:style-name="Table6.A2" office:value-type="string">
            <text:p text:style-name="P2">3</text:p>
          </table:table-cell>
          <table:table-cell table:style-name="Table6.A2" office:value-type="string">
            <text:p text:style-name="P2">I</text:p>
          </table:table-cell>
          <table:table-cell table:style-name="Table6.A2" office:value-type="string">
            <text:p text:style-name="P2">available</text:p>
          </table:table-cell>
          <table:table-cell table:style-name="Table6.E2" office:value-type="string">
            <text:p text:style-name="Table_20_Contents">Must be binary zeros if not used</text:p>
          </table:table-cell>
        </table:table-row>
        <table:table-row>
          <table:table-cell table:style-name="Table6.A2" office:value-type="string">
            <text:p text:style-name="P2">+31</text:p>
          </table:table-cell>
          <table:table-cell table:style-name="Table6.A2" office:value-type="string">
            <text:p text:style-name="P2">1</text:p>
          </table:table-cell>
          <table:table-cell table:style-name="Table6.A2" office:value-type="string">
            <text:p text:style-name="P2">R</text:p>
          </table:table-cell>
          <table:table-cell table:style-name="Table6.A2" office:value-type="string">
            <text:p text:style-name="P2">Flag bits</text:p>
          </table:table-cell>
          <table:table-cell table:style-name="Table6.E2" office:value-type="string">
            <text:p text:style-name="Table_20_Contents">Flag bits:</text:p>
            <text:list xml:id="list455003099" text:style-name="L23">
              <text:list-item>
                <text:p text:style-name="P51">0 – ENTER <text:s/>this content</text:p>
              </text:list-item>
              <text:list-item>
                <text:p text:style-name="P51">1 – Entry method (0 is branch, 1 is a function call)</text:p>
              </text:list-item>
              <text:list-item>
                <text:p text:style-name="P51">2 – LOAD specified content</text:p>
              </text:list-item>
              <text:list-item>
                <text:p text:style-name="P51">3 – target load address is current location</text:p>
              </text:list-item>
              <text:list-item>
                <text:p text:style-name="P51">4,5 – reserved, should be zeros</text:p>
              </text:list-item>
              <text:list-item>
                <text:p text:style-name="P51">6 – set to one, indicates an implementation specific entry</text:p>
              </text:list-item>
              <text:list-item>
                <text:p text:style-name="P51">7 – set to one, indicates the last entry</text:p>
              </text:list-item>
            </text:list>
          </table:table-cell>
        </table:table-row>
      </table:table>
      <text:p text:style-name="Text_20_body"/>
      <text:p text:style-name="Text_20_body">The eleven bytes at displacements 20 through 30 are available for implementation specific use. <text:s/>The above descriptions are for use with a IPL medium that supports a repository. <text:s/></text:p>
      <text:p text:style-name="Text_20_body">By setting bit 6 of byte 31 of an entry to one, the repository entry may be reserved for use by the program. <text:s/>Any number of entries are allowed for this purpose. <text:s/>Byte 31 remains reserved but the implementation may use for any purpose bytes 0-30 of the entry for its use. <text:s/>See the next section, “Boot Parameters”, for a description of the default use of implementation specific entries.</text:p>
      <text:h text:style-name="Heading_20_3" text:outline-level="3">Boot Parameters</text:h>
      <text:p text:style-name="Text_20_body">The default usage of implementation specific repository entries is to provide boot parameters to the bootstrap loader. <text:s/>What the bootstrap or other program does with this information is undefined.</text:p>
      <text:p text:style-name="Text_20_body">The boot parameter specification statement is as follows:</text:p>
      <text:p text:style-name="P11">$boot parm1 [ parm2 ... ]</text:p>
      <text:p text:style-name="Text_20_body">or</text:p>
      <text:p text:style-name="P11"><text:soft-page-break/>$boots “string”</text:p>
      <text:p text:style-name="P13">In the case of the <text:span text:style-name="T2">$boot </text:span>specification, excess spaces are removed and the result is placed in bytes 0-30 of the implementation specific repository entry.</text:p>
      <text:p text:style-name="P13">In the case of the <text:span text:style-name="T2">$boots</text:span> specification, the contents of the string are placed in the entry terminated by a 0x00 byte.</text:p>
      <text:p text:style-name="P13">In both cases the ASCII characters are converted to EBCDIC.</text:p>
      <text:p text:style-name="Text_20_body"/>
      <text:p text:style-name="P8"/>
      <text:h text:style-name="Heading_20_1" text:outline-level="1">Sample Loaders</text:h>
      <text:p text:style-name="Text_20_body">The sample loaders are provided:</text:p>
      <text:list xml:id="list119314432" text:style-name="L24">
        <text:list-item>
          <text:p text:style-name="P34">as examples of how to utilize the facilities provided by the IPL Medium Preparation Processor,</text:p>
        </text:list-item>
        <text:list-item>
          <text:p text:style-name="P34">tests of the processor's functionality and</text:p>
        </text:list-item>
        <text:list-item>
          <text:p text:style-name="P34">reusable loader functionality provided by the toolkit.</text:p>
        </text:list-item>
      </text:list>
      <text:p text:style-name="Text_20_body">In other words, the goal of the sample loaders is that they may be used directly without additional development.</text:p>
      <text:p text:style-name="Text_20_body">The sample loaders are provided in the <text:span text:style-name="T1">./test/bin/ipl</text:span><text:span text:style-name="T4"> </text:span>directory, relative to the SATK install directory. <text:s/>The following files provide embedded loaders usable by the <text:span text:style-name="T7">--external</text:span> option of the <text:span text:style-name="T7">iplmed.py</text:span> utility.</text:p>
      <text:list xml:id="list1307505293" text:style-name="L25">
        <text:list-item>
          <text:p text:style-name="P35">cardmbed – Card device bootstrap loader</text:p>
        </text:list-item>
        <text:list-item>
          <text:p text:style-name="P35">cdrommbed – CDROM device bootstrap loader</text:p>
        </text:list-item>
        <text:list-item>
          <text:p text:style-name="P35">ckdmbed – CKD device bootstrap loader</text:p>
        </text:list-item>
        <text:list-item>
          <text:p text:style-name="P35">fbambed – FBA device bootstrap loader</text:p>
        </text:list-item>
        <text:list-item>
          <text:p text:style-name="P35">tapembed – Tape device bootstrap loader</text:p>
        </text:list-item>
      </text:list>
      <text:p text:style-name="Text_20_body">Each of the sample IPL ELF loaders is embedded with a sample device independent “hello world” IPL ELF executable. <text:s/>The source for this is located at <text:span text:style-name="T7">test/src/ipl/default.S</text:span>.</text:p>
      <text:h text:style-name="Heading_20_2" text:outline-level="2">Bootstrap Services Parameter Block (BSPB)</text:h>
      <text:p text:style-name="Text_20_body">The Bootstrap Services Parameter block provides run-time linkage between the loaded IPL ELF or repository content and the bootstrap loader. <text:s/>The format and use of the BSPB, as well as its location, are implementation specific. <text:s/>However, the fixed location in real storage at 0x240-0x243 allows the running program to locate the parameter block. <text:s/>The mechanism by which a service is called is also implementation specific. <text:s/>An example of how this can be utilized is provided by the hstage0 implementation. <text:s/>The following section provides details of the hstage0 implementation.</text:p>
      <text:h text:style-name="Heading_20_2" text:outline-level="2">hstage0 – a Host Resource Access Facility Bootstrap Loader</text:h>
      <text:p text:style-name="Text_20_body"><text:span text:style-name="T7">hstate0</text:span> is a stand-alone external bootstrap loader. <text:s/>In the context of this document, <text:span text:style-name="T7">hstage0</text:span> is an IPL ELF executable in its own right. <text:s/>In this regard it is unlike the other bootstrap loaders, the intent of which are for use in conjunction with an IPL ELF that is itself the target of the bootstrap process.</text:p>
      <text:p text:style-name="P8"/>
      <text:h text:style-name="Heading_20_1" text:outline-level="1">iplmed.py Command Line Options</text:h>
      <text:p text:style-name="Text_20_body"><text:span text:style-name="T7">iplmed.py</text:span> is the utility that creates an instance of IPL media for use with the Hercules emulator. <text:s/>It takes as input an IPL ELF and based upon the options transforms it into a Hercules emulated medium that may participate in the IPL function.</text:p>
      <text:p text:style-name="Text_20_body">The basic command line for the IPL medium preparation processor, iplmed.py is as follows:</text:p>
      <text:p text:style-name="Text_20_body"/>
      <text:p text:style-name="P11">iplmen.py --medium=xxx [options] path/to/target</text:p>
      <text:p text:style-name="P13"/>
      <text:p text:style-name="P13">The path to the target IPL ELF executable is <text:span text:style-name="T6">required</text:span>.</text:p>
      <text:p text:style-name="P13">Options that describe the IPL medium:</text:p>
      <text:p text:style-name="P20">--medium=<text:tab/><text:span text:style-name="T4">Provides the path and file name of the Hercules emulated device that will contain the IPL program. <text:s/>This option is </text:span><text:span text:style-name="T5">required</text:span><text:span text:style-name="T4">.</text:span></text:p>
      <text:p text:style-name="P20">--device=<text:tab/><text:span text:style-name="T4">Targeted device type and model. <text:s/>If a loader does not support this device as specified in the loader information data, an error condition is detected and the IPL medium is not created.</text:span></text:p>
      <text:p text:style-name="P20">--trunc<text:tab/><text:span text:style-name="T4">The minimal size emulated file will be used for storing the IPL records.</text:span></text:p>
      <text:p text:style-name="P20">--compressable<text:tab/><text:span text:style-name="T4">The minimal size emulated file will be used allowing for use of compression. <text:s/>A separate Hercules utility must be used to actually compress the emulated medium.</text:span></text:p>
      <text:p text:style-name="P23">Options that control the IPL bootstrap process.</text:p>
      <text:p text:style-name="P20">--external=<text:span text:style-name="T4"><text:tab/>Forces the IPL process to load the identified external loader which will then load the IPL ELF executable. <text:s/>If specified, </text:span>--external<text:span text:style-name="T4"> identified an IPL ELF executable that contains a LOADER segment. <text:s/>This bootstrap loader is extracted from the IPL ELF executable and used with or instead of a LOADER segment present in the target IPL ELF executable. <text:s/>This option allows an embedded loader to be reused in other targets.</text:span></text:p>
      <text:p text:style-name="P20">--nolodr<text:tab/><text:span text:style-name="T4">Suppresses use of any embedded or external loader. <text:s/>If used, </text:span>--nolodr<text:span text:style-name="T4"> overrides </text:span>--external<text:span text:style-name="T4">.</text:span></text:p>
      <text:p text:style-name="P20">--bootelf<text:span text:style-name="T4"><text:tab/>Forces a loader to load the entire IPL ELF executable regardless of the IPL ELF text segment flag. <text:s/>The text segment flag is determined by whether the original ELF object file contained an IPL section starting with “.iplt” (boot TEXT segment only) or “.ipl” (boot entire IPL ELF). <text:s/>This option overrides “.iplt” in the object file when a loader is used.</text:span></text:p>
      <text:p text:style-name="P20"><text:soft-page-break/>--nolowc<text:span text:style-name="T4"><text:tab/>If a LOWC segment is present in the IPL ELF executable it will be </text:span><text:span text:style-name="T4">suppressed and not placed on the IPL medium.</text:span></text:p>
      <text:p text:style-name="P20">--noboot<text:tab/><text:span text:style-name="T4">Suppresses writing of boot program CARD records. <text:s/>Ignored by all other media types.</text:span></text:p>
      <text:p text:style-name="P15">Options that check a loader's capabilities:</text:p>
      <text:p text:style-name="P20">--arch=<text:span text:style-name="T4"><text:tab/>Validates that the loader supports this architecture. <text:s/>Acceptable values are: 24 (S/370), 31 (ESA/390) or 64 (z/Architecture). <text:s/>If the loader does not support the specified architecture as defined in its loader interface data, an error is detected and the medium is not created. </text:span></text:p>
      <text:p text:style-name="P20">--ioarch=<text:tab/><text:span text:style-name="T4">Validates that the loader (either supplied externally or embedded wthin the IPL ELF) supports this I/O architecture. <text:s/>Acceptable values are: </text:span>chan<text:span text:style-name="T4"> (S/370 channel-based I/O architecture) or </text:span>sch<text:span text:style-name="T4"> (subchannel-base I/O architecture). <text:s/>If the loader does not support the specified architecture as defined in its loader interface data, an error is detected and the medium is not created.</text:span></text:p>
      <text:p text:style-name="P15">Options that effect the utility's output:</text:p>
      <text:p text:style-name="P20">--debug<text:span text:style-name="T4"><text:tab/>Provide additional information during IPL medium generation to assist in problem resolution.</text:span></text:p>
      <text:p text:style-name="P20"><text:span text:style-name="T7">--s370bc</text:span><text:span text:style-name="T4"><text:tab/>Create a S/370 basic control mode IPL PSW rather than a S/370 extended control mode PSW (or its identical ESA/390 PSW). <text:s/>A IPL PSW is provided only when one is not present in the IPL ELF.</text:span></text:p>
      <text:p text:style-name="P23"/>
      <text:p text:style-name="P23"/>
      <text:p text:style-name="P24"/>
      <text:h text:style-name="P36" text:outline-level="1">ipldpp.py Command Line Options</text:h>
      <text:p text:style-name="P21"><text:span text:style-name="T4">Creation of the IPL ELF executable requires assistance on the part of the linkage editor. <text:s/>The </text:span>ipldpp.py<text:span text:style-name="T4"> utility pre-processes an elf object module and generates a linkage editor script that will transform the object file into an IPL ELF conforming executable. <text:s/>This utility provides ld pre-processing, hence the name </text:span>ip<text:span text:style-name="T6">ldpp</text:span>.py<text:span text:style-name="T4">. <text:s/>The utility understands the various special sections, storage areas and their usage as defined by the IPL ELF Supplement.</text:span></text:p>
      <text:p text:style-name="P22">The ipldpp.py utility uses the following command line format:</text:p>
      <text:p text:style-name="P22"/>
      <text:p text:style-name="P12">ipldpp.py --lds=xxx [options] path/to/elf_object_file</text:p>
      <text:p text:style-name="P12"/>
      <text:p text:style-name="P22">The path to the ELF object file is <text:span text:style-name="T6">required</text:span>.</text:p>
      <text:p text:style-name="P13">All options affect the utility output, as follows:</text:p>
      <text:p text:style-name="P20">--lds=<text:tab/><text:span text:style-name="T4">The generated linker script path and file name. <text:s/>This option is </text:span><text:span text:style-name="T5">required</text:span><text:span text:style-name="T4">.</text:span></text:p>
      <text:p text:style-name="P20">--entry=<text:tab/><text:span text:style-name="T4">The entry point as identified in the IPL ELF executable. <text:s/>This is not necessarily the IPL PSW instruction address, but can be. <text:s/>The value specified must be a global externally referenced symbol name.</text:span></text:p>
      <text:p text:style-name="P20">--load=<text:tab/><text:span text:style-name="T4">A hexadecimal value identifying where in storage the IPL ELF executable will be loaded.</text:span></text:p>
      <text:p text:style-name="P20">--relo<text:tab/><text:span text:style-name="T4">If this option is provided, the IPL ELF executable will contain the linkage editor supplied relocation information. <text:s/>This is required if the IPL ELF will use this information for relocation purposes. <text:s/>Otherwise, this information will not be present in the executable.</text:span></text:p>
      <text:p text:style-name="P20">--debug<text:tab/><text:span text:style-name="T4">If present provides additional information for problem resolution purposes.</text:span></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Courier 10 Pitch" svg:font-family="'Courier 10 Pitch'" style:font-pitch="fixed"/>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for s390 – IPL Medium Preparation Processor</text:p>
      </style:header>
      <style:footer>
        <text:p text:style-name="Footer"><text:tab/>Page <text:page-number text:select-page="current">4</text:page-number> of <text:page-count>19</text:page-count><text:tab/>v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16T15:23:46</meta:creation-date>
    <meta:generator>OpenOffice.org/3.0$Unix OpenOffice.org_project/300m21$Build-9319</meta:generator>
    <dc:date>2012-04-01T11:19:55</dc:date>
    <meta:editing-duration>PT36H21M04S</meta:editing-duration>
    <meta:editing-cycles>200</meta:editing-cycles>
    <meta:document-statistic meta:table-count="12" meta:image-count="0" meta:object-count="0" meta:page-count="19" meta:paragraph-count="612" meta:word-count="4959" meta:character-count="29322"/>
    <meta:user-defined meta:name="Info 1"/>
    <meta:user-defined meta:name="Info 2"/>
    <meta:user-defined meta:name="Info 3"/>
    <meta:user-defined meta:name="Info 4"/>
  </office:meta>
</office:document-meta>
</file>